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wrap-option="wrap"/>
    </style:style>
    <style:style style:name="ce2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81">
      <style:table-cell-properties fo:background-color="#b4c7dc"/>
    </style:style>
    <style:style style:name="ce12" style:family="table-cell" style:parent-style-name="Default" style:data-style-name="N81">
      <style:text-properties fo:font-weight="bold" style:font-weight-asian="bold" style:font-weight-complex="bold"/>
    </style:style>
    <style:style style:name="ce13" style:family="table-cell" style:parent-style-name="Default" style:data-style-name="N81">
      <style:table-cell-properties fo:wrap-option="wrap"/>
      <style:text-properties style:font-name="Liberation Sans1"/>
    </style:style>
    <style:style style:name="ce14" style:family="table-cell" style:parent-style-name="Default" style:data-style-name="N81">
      <style:table-cell-properties fo:background-color="#b4c7dc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7_1_func_mode2_dep_int_param" table:style-name="ta1">
        <table:shapes>
          <draw:frame draw:z-index="0" draw:style-name="gr1" draw:text-style-name="P1" svg:width="6.2988in" svg:height="3.5429in" svg:x="11.9846in" svg:y="9.7913in">
            <draw:object draw:notify-on-update-of-ranges="q07_1_func_mode2_dep_int_param.A54:q07_1_func_mode2_dep_int_param.A54 q07_1_func_mode2_dep_int_param.A55:q07_1_func_mode2_dep_int_param.A58 q07_1_func_mode2_dep_int_param.B54:q07_1_func_mode2_dep_int_param.B54 q07_1_func_mode2_dep_int_param.B55:q07_1_func_mode2_dep_int_param.B58 q07_1_func_mode2_dep_int_param.A54:q07_1_func_mode2_dep_int_param.A54 q07_1_func_mode2_dep_int_param.A55:q07_1_func_mode2_dep_int_param.A58 q07_1_func_mode2_dep_int_param.C54:q07_1_func_mode2_dep_int_param.C54 q07_1_func_mode2_dep_int_param.C55:q07_1_func_mode2_dep_int_param.C58 q07_1_func_mode2_dep_int_param.A54:q07_1_func_mode2_dep_int_param.A54 q07_1_func_mode2_dep_int_param.A55:q07_1_func_mode2_dep_int_param.A58 q07_1_func_mode2_dep_int_param.D54:q07_1_func_mode2_dep_int_param.D54 q07_1_func_mode2_dep_int_param.D55:q07_1_func_mode2_dep_int_param.D58 q07_1_func_mode2_dep_int_param.A54:q07_1_func_mode2_dep_int_param.A54 q07_1_func_mode2_dep_int_param.A55:q07_1_func_mode2_dep_int_param.A58 q07_1_func_mode2_dep_int_param.E54:q07_1_func_mode2_dep_int_param.E54 q07_1_func_mode2_dep_int_param.E55:q07_1_func_mode2_dep_int_param.E58 q07_1_func_mode2_dep_int_param.A54:q07_1_func_mode2_dep_int_param.A54 q07_1_func_mode2_dep_int_param.A55:q07_1_func_mode2_dep_int_param.A58 q07_1_func_mode2_dep_int_param.F54:q07_1_func_mode2_dep_int_param.F54 q07_1_func_mode2_dep_int_param.F55:q07_1_func_mode2_dep_int_param.F58 q07_1_func_mode2_dep_int_param.A54:q07_1_func_mode2_dep_int_param.A54 q07_1_func_mode2_dep_int_param.A55:q07_1_func_mode2_dep_int_param.A58 q07_1_func_mode2_dep_int_param.G54:q07_1_func_mode2_dep_int_param.G54 q07_1_func_mode2_dep_int_param.G55:q07_1_func_mode2_dep_int_param.G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table:style-name="ce6" office:value-type="string" calcext:value-type="string">
            <text:p>q=0.7</text:p>
          </table:table-cell>
          <table:table-cell table:style-name="ce6" office:value-type="string" calcext:value-type="string">
            <text:p>DEP</text:p>
          </table:table-cell>
          <table:table-cell table:number-columns-repeated="6"/>
          <table:table-cell table:style-name="ce6" office:value-type="string" calcext:value-type="string">
            <text:p>q=1.0</text:p>
          </table:table-cell>
          <table:table-cell table:style-name="ce12" office:value-type="string" calcext:value-type="string">
            <text:p>DEP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5</text:p>
          </table:table-cell>
          <table:table-cell table:style-name="ce12" office:value-type="string" calcext:value-type="string">
            <text:p>DEP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2.0</text:p>
          </table:table-cell>
          <table:table-cell table:style-name="ce12" office:value-type="string" calcext:value-type="string">
            <text:p>DEP</text:p>
          </table:table-cell>
          <table:table-cell table:style-name="ce3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# Serie1</text:p>
          </table:table-cell>
          <table:table-cell office:value-type="string" calcext:value-type="string">
            <text:p><text:s/>Serie2</text:p>
          </table:table-cell>
          <table:table-cell office:value-type="string" calcext:value-type="string">
            <text:p><text:s/>Serie3</text:p>
          </table:table-cell>
          <table:table-cell office:value-type="string" calcext:value-type="string">
            <text:p><text:s/>Serie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1674.62006967377" calcext:value-type="float">
            <text:p>1.67E+03</text:p>
          </table:table-cell>
          <table:table-cell table:style-name="ce3" office:value-type="float" office:value="1927.70662510528" calcext:value-type="float">
            <text:p>1.93E+03</text:p>
          </table:table-cell>
          <table:table-cell table:style-name="ce3" office:value-type="float" office:value="1941.70873318452" calcext:value-type="float">
            <text:p>1.94E+03</text:p>
          </table:table-cell>
          <table:table-cell table:style-name="ce3" office:value-type="float" office:value="1872.9579728413" calcext:value-type="float">
            <text:p>1.87E+03</text:p>
          </table:table-cell>
          <table:table-cell table:style-name="ce3" table:formula="of:=AVERAGE([.B3:.E3])" office:value-type="float" office:value="1854.24835020122" calcext:value-type="float">
            <text:p>1.85E+03</text:p>
          </table:table-cell>
          <table:table-cell table:style-name="ce3" table:formula="of:=STDEV([.B3:.E3])" office:value-type="float" office:value="123.371803758731" calcext:value-type="float">
            <text:p>1.23E+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1432.86597487502" calcext:value-type="float">
            <text:p>1.43E+03</text:p>
          </table:table-cell>
          <table:table-cell table:style-name="ce3" office:value-type="float" office:value="2247.18478235548" calcext:value-type="float">
            <text:p>2.25E+03</text:p>
          </table:table-cell>
          <table:table-cell table:style-name="ce3" office:value-type="float" office:value="1539.4507814425" calcext:value-type="float">
            <text:p>1.54E+03</text:p>
          </table:table-cell>
          <table:table-cell table:style-name="ce3" office:value-type="float" office:value="1431.5701850054" calcext:value-type="float">
            <text:p>1.43E+03</text:p>
          </table:table-cell>
          <table:table-cell table:style-name="ce3" table:formula="of:=AVERAGE([.J3:.M3])" office:value-type="float" office:value="1662.7679309196" calcext:value-type="float">
            <text:p>1.66E+03</text:p>
          </table:table-cell>
          <table:table-cell table:style-name="ce3" table:formula="of:=STDEV([.J3:.M3])" office:value-type="float" office:value="392.877199943492" calcext:value-type="float">
            <text:p>3.93E+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1962.82250993463" calcext:value-type="float">
            <text:p>1.96E+03</text:p>
          </table:table-cell>
          <table:table-cell table:style-name="ce3" office:value-type="float" office:value="2573.14648642476" calcext:value-type="float">
            <text:p>2.57E+03</text:p>
          </table:table-cell>
          <table:table-cell table:style-name="ce3" office:value-type="float" office:value="1864.59114681104" calcext:value-type="float">
            <text:p>1.86E+03</text:p>
          </table:table-cell>
          <table:table-cell table:style-name="ce3" office:value-type="float" office:value="1461.17281036574" calcext:value-type="float">
            <text:p>1.46E+03</text:p>
          </table:table-cell>
          <table:table-cell table:style-name="ce3" table:formula="of:=AVERAGE([.R3:.U3])" office:value-type="float" office:value="1965.43323838404" calcext:value-type="float">
            <text:p>1.97E+03</text:p>
          </table:table-cell>
          <table:table-cell table:style-name="ce3" table:formula="of:=STDEV([.R3:.U3])" office:value-type="float" office:value="459.626629068006" calcext:value-type="float">
            <text:p>4.60E+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1430.97112599611" calcext:value-type="float">
            <text:p>1.43E+03</text:p>
          </table:table-cell>
          <table:table-cell table:style-name="ce3" office:value-type="float" office:value="1247.69949365221" calcext:value-type="float">
            <text:p>1.25E+03</text:p>
          </table:table-cell>
          <table:table-cell table:style-name="ce3" office:value-type="float" office:value="1426.12074997625" calcext:value-type="float">
            <text:p>1.43E+03</text:p>
          </table:table-cell>
          <table:table-cell table:style-name="ce3" office:value-type="float" office:value="4917.03970499127" calcext:value-type="float">
            <text:p>4.92E+03</text:p>
          </table:table-cell>
          <table:table-cell table:style-name="ce3" table:formula="of:=AVERAGE([.Z3:.AC3])" office:value-type="float" office:value="2255.45776865396" calcext:value-type="float">
            <text:p>2.26E+03</text:p>
          </table:table-cell>
          <table:table-cell table:style-name="ce3" table:formula="of:=STDEV([.Z3:.AC3])" office:value-type="float" office:value="1776.43587548608" calcext:value-type="float">
            <text:p>1.78E+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A)</text:p>
          </table:table-cell>
          <table:table-cell table:style-name="ce3" office:value-type="float" office:value="933.198446476258" calcext:value-type="float">
            <text:p>9.33E+02</text:p>
          </table:table-cell>
          <table:table-cell table:style-name="ce3" office:value-type="float" office:value="4974.15912681814" calcext:value-type="float">
            <text:p>4.97E+03</text:p>
          </table:table-cell>
          <table:table-cell table:style-name="ce3" office:value-type="float" office:value="6847.24463771383" calcext:value-type="float">
            <text:p>6.85E+03</text:p>
          </table:table-cell>
          <table:table-cell table:style-name="ce3" office:value-type="float" office:value="11729.5005427991" calcext:value-type="float">
            <text:p>1.17E+04</text:p>
          </table:table-cell>
          <table:table-cell table:style-name="ce3" table:formula="of:=AVERAGE([.B4:.E4])" office:value-type="float" office:value="6121.02568845182" calcext:value-type="float">
            <text:p>6.12E+03</text:p>
          </table:table-cell>
          <table:table-cell table:style-name="ce3" table:formula="of:=STDEV([.B4:.E4])" office:value-type="float" office:value="4480.00143440787" calcext:value-type="float">
            <text:p>4.48E+03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51030.4961232119" calcext:value-type="float">
            <text:p>5.10E+04</text:p>
          </table:table-cell>
          <table:table-cell table:style-name="ce3" office:value-type="float" office:value="1959869.50462161" calcext:value-type="float">
            <text:p>1.96E+06</text:p>
          </table:table-cell>
          <table:table-cell table:style-name="ce3" office:value-type="float" office:value="101766.01255935" calcext:value-type="float">
            <text:p>1.02E+05</text:p>
          </table:table-cell>
          <table:table-cell table:style-name="ce3" office:value-type="float" office:value="21870.4808285704" calcext:value-type="float">
            <text:p>2.19E+04</text:p>
          </table:table-cell>
          <table:table-cell table:style-name="ce3" table:formula="of:=AVERAGE([.J4:.M4])" office:value-type="float" office:value="533634.123533185" calcext:value-type="float">
            <text:p>5.34E+05</text:p>
          </table:table-cell>
          <table:table-cell table:style-name="ce3" table:formula="of:=STDEV([.J4:.M4])" office:value-type="float" office:value="951396.467432323" calcext:value-type="float">
            <text:p>9.51E+05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20691.2905018463" calcext:value-type="float">
            <text:p>2.07E+04</text:p>
          </table:table-cell>
          <table:table-cell table:style-name="ce3" office:value-type="float" office:value="30306.5451598641" calcext:value-type="float">
            <text:p>3.03E+04</text:p>
          </table:table-cell>
          <table:table-cell table:style-name="ce3" office:value-type="float" office:value="75341.8394352594" calcext:value-type="float">
            <text:p>7.53E+04</text:p>
          </table:table-cell>
          <table:table-cell table:style-name="ce3" office:value-type="float" office:value="53311.1878128296" calcext:value-type="float">
            <text:p>5.33E+04</text:p>
          </table:table-cell>
          <table:table-cell table:style-name="ce3" table:formula="of:=AVERAGE([.R4:.U4])" office:value-type="float" office:value="44912.7157274499" calcext:value-type="float">
            <text:p>4.49E+04</text:p>
          </table:table-cell>
          <table:table-cell table:style-name="ce3" table:formula="of:=STDEV([.R4:.U4])" office:value-type="float" office:value="24470.9593981859" calcext:value-type="float">
            <text:p>2.45E+04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25712.5746628934" calcext:value-type="float">
            <text:p>2.57E+04</text:p>
          </table:table-cell>
          <table:table-cell table:style-name="ce3" office:value-type="float" office:value="24820.0199890453" calcext:value-type="float">
            <text:p>2.48E+04</text:p>
          </table:table-cell>
          <table:table-cell table:style-name="ce3" office:value-type="float" office:value="135687.926182814" calcext:value-type="float">
            <text:p>1.36E+05</text:p>
          </table:table-cell>
          <table:table-cell table:style-name="ce3" office:value-type="float" office:value="107790203.081554" calcext:value-type="float">
            <text:p>1.08E+08</text:p>
          </table:table-cell>
          <table:table-cell table:style-name="ce3" table:formula="of:=AVERAGE([.Z4:.AC4])" office:value-type="float" office:value="26994105.9005971" calcext:value-type="float">
            <text:p>2.70E+07</text:p>
          </table:table-cell>
          <table:table-cell table:style-name="ce3" table:formula="of:=STDEV([.Z4:.AC4])" office:value-type="float" office:value="53864089.9401916" calcext:value-type="float">
            <text:p>5.39E+07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199.153941912179" calcext:value-type="float">
            <text:p>1.99E+02</text:p>
          </table:table-cell>
          <table:table-cell table:style-name="ce4" office:value-type="float" office:value="194.738467187324" calcext:value-type="float">
            <text:p>1.95E+02</text:p>
          </table:table-cell>
          <table:table-cell table:style-name="ce4" office:value-type="float" office:value="142.15587814836" calcext:value-type="float">
            <text:p>1.42E+02</text:p>
          </table:table-cell>
          <table:table-cell table:style-name="ce4" office:value-type="float" office:value="100.516172199004" calcext:value-type="float">
            <text:p>1.01E+02</text:p>
          </table:table-cell>
          <table:table-cell table:style-name="ce4" table:formula="of:=AVERAGE([.B5:.E5])" office:value-type="float" office:value="159.141114861717" calcext:value-type="float">
            <text:p>1.59E+02</text:p>
          </table:table-cell>
          <table:table-cell table:style-name="ce4" table:formula="of:=STDEV([.B5:.E5])" office:value-type="float" office:value="46.8813395342568" calcext:value-type="float">
            <text:p>4.69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54.4467018756519" calcext:value-type="float">
            <text:p>5.44E+01</text:p>
          </table:table-cell>
          <table:table-cell table:style-name="ce14" office:value-type="float" office:value="380.463749407416" calcext:value-type="float">
            <text:p>3.80E+02</text:p>
          </table:table-cell>
          <table:table-cell table:style-name="ce4" office:value-type="float" office:value="175.271682448673" calcext:value-type="float">
            <text:p>1.75E+02</text:p>
          </table:table-cell>
          <table:table-cell table:style-name="ce4" office:value-type="float" office:value="48.6813936043488" calcext:value-type="float">
            <text:p>4.87E+01</text:p>
          </table:table-cell>
          <table:table-cell table:style-name="ce4" table:formula="of:=AVERAGE([.J5:.M5])" office:value-type="float" office:value="164.715881834022" calcext:value-type="float">
            <text:p>1.65E+02</text:p>
          </table:table-cell>
          <table:table-cell table:style-name="ce4" table:formula="of:=STDEV([.J5:.M5])" office:value-type="float" office:value="155.222272667828" calcext:value-type="float">
            <text:p>1.55E+02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62.4822342222556" calcext:value-type="float">
            <text:p>6.25E+01</text:p>
          </table:table-cell>
          <table:table-cell table:style-name="ce4" office:value-type="float" office:value="31.0748685519239" calcext:value-type="float">
            <text:p>3.11E+01</text:p>
          </table:table-cell>
          <table:table-cell table:style-name="ce4" office:value-type="float" office:value="30.1482715593287" calcext:value-type="float">
            <text:p>3.01E+01</text:p>
          </table:table-cell>
          <table:table-cell table:style-name="ce4" office:value-type="float" office:value="56.1551204051244" calcext:value-type="float">
            <text:p>5.62E+01</text:p>
          </table:table-cell>
          <table:table-cell table:style-name="ce4" table:formula="of:=AVERAGE([.R5:.U5])" office:value-type="float" office:value="44.9651236846581" calcext:value-type="float">
            <text:p>4.50E+01</text:p>
          </table:table-cell>
          <table:table-cell table:style-name="ce4" table:formula="of:=STDEV([.R5:.U5])" office:value-type="float" office:value="16.7783936730823" calcext:value-type="float">
            <text:p>1.68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43.8593361969827" calcext:value-type="float">
            <text:p>4.39E+01</text:p>
          </table:table-cell>
          <table:table-cell table:style-name="ce4" office:value-type="float" office:value="45.0118458293886" calcext:value-type="float">
            <text:p>4.50E+01</text:p>
          </table:table-cell>
          <table:table-cell table:style-name="ce4" office:value-type="float" office:value="92.9773357945013" calcext:value-type="float">
            <text:p>9.30E+01</text:p>
          </table:table-cell>
          <table:table-cell table:style-name="ce14"/>
          <table:table-cell table:style-name="ce4" table:formula="of:=AVERAGE([.Z5:.AC5])" office:value-type="float" office:value="60.6161726069575" calcext:value-type="float">
            <text:p>6.06E+01</text:p>
          </table:table-cell>
          <table:table-cell table:style-name="ce4" table:formula="of:=STDEV([.Z5:.AC5])" office:value-type="float" office:value="28.0315131905383" calcext:value-type="float">
            <text:p>2.80E+01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D(B)</text:p>
          </table:table-cell>
          <table:table-cell table:style-name="ce3" office:value-type="float" office:value="198.110675300658" calcext:value-type="float">
            <text:p>1.98E+02</text:p>
          </table:table-cell>
          <table:table-cell table:style-name="ce3" office:value-type="float" office:value="767.670677498191" calcext:value-type="float">
            <text:p>7.68E+02</text:p>
          </table:table-cell>
          <table:table-cell table:style-name="ce3" office:value-type="float" office:value="321.958184597619" calcext:value-type="float">
            <text:p>3.22E+02</text:p>
          </table:table-cell>
          <table:table-cell table:style-name="ce3" office:value-type="float" office:value="114.630071597382" calcext:value-type="float">
            <text:p>1.15E+02</text:p>
          </table:table-cell>
          <table:table-cell table:style-name="ce3" table:formula="of:=AVERAGE([.B6:.E6])" office:value-type="float" office:value="350.592402248462" calcext:value-type="float">
            <text:p>3.51E+02</text:p>
          </table:table-cell>
          <table:table-cell table:style-name="ce3" table:formula="of:=STDEV([.B6:.E6])" office:value-type="float" office:value="290.805263962581" calcext:value-type="float">
            <text:p>2.91E+02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261.258442265462" calcext:value-type="float">
            <text:p>2.61E+02</text:p>
          </table:table-cell>
          <table:table-cell table:style-name="ce3" office:value-type="float" office:value="115381.635359529" calcext:value-type="float">
            <text:p>1.15E+05</text:p>
          </table:table-cell>
          <table:table-cell table:style-name="ce3" office:value-type="float" office:value="7466.07782480427" calcext:value-type="float">
            <text:p>7.47E+03</text:p>
          </table:table-cell>
          <table:table-cell table:style-name="ce3" office:value-type="float" office:value="69.0510427662661" calcext:value-type="float">
            <text:p>6.91E+01</text:p>
          </table:table-cell>
          <table:table-cell table:style-name="ce3" table:formula="of:=AVERAGE([.J6:.M6])" office:value-type="float" office:value="30794.5056673411" calcext:value-type="float">
            <text:p>3.08E+04</text:p>
          </table:table-cell>
          <table:table-cell table:style-name="ce3" table:formula="of:=STDEV([.J6:.M6])" office:value-type="float" office:value="56496.4034346783" calcext:value-type="float">
            <text:p>5.65E+04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230.96658688095" calcext:value-type="float">
            <text:p>2.31E+02</text:p>
          </table:table-cell>
          <table:table-cell table:style-name="ce3" office:value-type="float" office:value="8.43164618793974" calcext:value-type="float">
            <text:p>8.43E+00</text:p>
          </table:table-cell>
          <table:table-cell table:style-name="ce3" office:value-type="float" office:value="35.4878753446362" calcext:value-type="float">
            <text:p>3.55E+01</text:p>
          </table:table-cell>
          <table:table-cell table:style-name="ce3" office:value-type="float" office:value="645.955541941565" calcext:value-type="float">
            <text:p>6.46E+02</text:p>
          </table:table-cell>
          <table:table-cell table:style-name="ce3" table:formula="of:=AVERAGE([.R6:.U6])" office:value-type="float" office:value="230.210412588773" calcext:value-type="float">
            <text:p>2.30E+02</text:p>
          </table:table-cell>
          <table:table-cell table:style-name="ce3" table:formula="of:=STDEV([.R6:.U6])" office:value-type="float" office:value="294.362176078607" calcext:value-type="float">
            <text:p>2.94E+02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192.242203707036" calcext:value-type="float">
            <text:p>1.92E+02</text:p>
          </table:table-cell>
          <table:table-cell table:style-name="ce3" office:value-type="float" office:value="276.918538811825" calcext:value-type="float">
            <text:p>2.77E+02</text:p>
          </table:table-cell>
          <table:table-cell table:style-name="ce3" office:value-type="float" office:value="4240.03756094403" calcext:value-type="float">
            <text:p>4.24E+03</text:p>
          </table:table-cell>
          <table:table-cell table:style-name="ce3" office:value-type="float" office:value="1374963.37241104" calcext:value-type="float">
            <text:p>1.37E+06</text:p>
          </table:table-cell>
          <table:table-cell table:style-name="ce3" table:formula="of:=AVERAGE([.Z6:.AC6])" office:value-type="float" office:value="344918.142678625" calcext:value-type="float">
            <text:p>3.45E+05</text:p>
          </table:table-cell>
          <table:table-cell table:style-name="ce3" table:formula="of:=STDEV([.Z6:.AC6])" office:value-type="float" office:value="686699.416638727" calcext:value-type="float">
            <text:p>6.87E+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float" office:value="304.381769728905" calcext:value-type="float">
            <text:p>3.04E+02</text:p>
          </table:table-cell>
          <table:table-cell table:style-name="ce3" office:value-type="float" office:value="90.2578059896792" calcext:value-type="float">
            <text:p>9.03E+01</text:p>
          </table:table-cell>
          <table:table-cell table:style-name="ce3" office:value-type="float" office:value="-58.5179697510486" calcext:value-type="float">
            <text:p>-5.85E+01</text:p>
          </table:table-cell>
          <table:table-cell table:style-name="ce3" office:value-type="float" office:value="-94.0914492384055" calcext:value-type="float">
            <text:p>-9.41E+01</text:p>
          </table:table-cell>
          <table:table-cell table:style-name="ce3" table:formula="of:=AVERAGE([.B7:.E7])" office:value-type="float" office:value="60.5075391822825" calcext:value-type="float">
            <text:p>6.05E+01</text:p>
          </table:table-cell>
          <table:table-cell table:style-name="ce3" table:formula="of:=STDEV([.B7:.E7])" office:value-type="float" office:value="181.133134919555" calcext:value-type="float">
            <text:p>1.81E+02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341.739434212189" calcext:value-type="float">
            <text:p>3.42E+02</text:p>
          </table:table-cell>
          <table:table-cell table:style-name="ce3" office:value-type="float" office:value="825.382061512664" calcext:value-type="float">
            <text:p>8.25E+02</text:p>
          </table:table-cell>
          <table:table-cell table:style-name="ce3" office:value-type="float" office:value="691.896336562347" calcext:value-type="float">
            <text:p>6.92E+02</text:p>
          </table:table-cell>
          <table:table-cell table:style-name="ce3" office:value-type="float" office:value="346.470945644058" calcext:value-type="float">
            <text:p>3.46E+02</text:p>
          </table:table-cell>
          <table:table-cell table:style-name="ce3" table:formula="of:=AVERAGE([.J7:.M7])" office:value-type="float" office:value="551.372194482814" calcext:value-type="float">
            <text:p>5.51E+02</text:p>
          </table:table-cell>
          <table:table-cell table:style-name="ce3" table:formula="of:=STDEV([.J7:.M7])" office:value-type="float" office:value="245.464768477588" calcext:value-type="float">
            <text:p>2.45E+02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564.920991317191" calcext:value-type="float">
            <text:p>5.65E+02</text:p>
          </table:table-cell>
          <table:table-cell table:style-name="ce3" office:value-type="float" office:value="-247.566768296919" calcext:value-type="float">
            <text:p>-2.48E+02</text:p>
          </table:table-cell>
          <table:table-cell table:style-name="ce3" office:value-type="float" office:value="431.48905263988" calcext:value-type="float">
            <text:p>4.31E+02</text:p>
          </table:table-cell>
          <table:table-cell table:style-name="ce3" office:value-type="float" office:value="898.312833862261" calcext:value-type="float">
            <text:p>8.98E+02</text:p>
          </table:table-cell>
          <table:table-cell table:style-name="ce3" table:formula="of:=AVERAGE([.R7:.U7])" office:value-type="float" office:value="411.789027380603" calcext:value-type="float">
            <text:p>4.12E+02</text:p>
          </table:table-cell>
          <table:table-cell table:style-name="ce3" table:formula="of:=STDEV([.R7:.U7])" office:value-type="float" office:value="481.419072098739" calcext:value-type="float">
            <text:p>4.81E+02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680.385490415895" calcext:value-type="float">
            <text:p>6.80E+02</text:p>
          </table:table-cell>
          <table:table-cell table:style-name="ce3" office:value-type="float" office:value="824.8034004101" calcext:value-type="float">
            <text:p>8.25E+02</text:p>
          </table:table-cell>
          <table:table-cell table:style-name="ce3" office:value-type="float" office:value="938.386672777688" calcext:value-type="float">
            <text:p>9.38E+02</text:p>
          </table:table-cell>
          <table:table-cell table:style-name="ce3" office:value-type="float" office:value="863.792809792293" calcext:value-type="float">
            <text:p>8.64E+02</text:p>
          </table:table-cell>
          <table:table-cell table:style-name="ce3" table:formula="of:=AVERAGE([.Z7:.AC7])" office:value-type="float" office:value="826.842093348994" calcext:value-type="float">
            <text:p>8.27E+02</text:p>
          </table:table-cell>
          <table:table-cell table:style-name="ce3" table:formula="of:=STDEV([.Z7:.AC7])" office:value-type="float" office:value="108.414699890743" calcext:value-type="float">
            <text:p>1.08E+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C)</text:p>
          </table:table-cell>
          <table:table-cell table:style-name="ce3" office:value-type="float" office:value="1214.82504700918" calcext:value-type="float">
            <text:p>1.21E+03</text:p>
          </table:table-cell>
          <table:table-cell table:style-name="ce3" office:value-type="float" office:value="6915.04082095998" calcext:value-type="float">
            <text:p>6.92E+03</text:p>
          </table:table-cell>
          <table:table-cell table:style-name="ce3" office:value-type="float" office:value="11756.4092182083" calcext:value-type="float">
            <text:p>1.18E+04</text:p>
          </table:table-cell>
          <table:table-cell table:style-name="ce3" office:value-type="float" office:value="15551.2507799499" calcext:value-type="float">
            <text:p>1.56E+04</text:p>
          </table:table-cell>
          <table:table-cell table:style-name="ce3" table:formula="of:=AVERAGE([.B8:.E8])" office:value-type="float" office:value="8859.38146653185" calcext:value-type="float">
            <text:p>8.86E+03</text:p>
          </table:table-cell>
          <table:table-cell table:style-name="ce3" table:formula="of:=STDEV([.B8:.E8])" office:value-type="float" office:value="6201.97785923002" calcext:value-type="float">
            <text:p>6.20E+03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68442.4690358016" calcext:value-type="float">
            <text:p>6.84E+04</text:p>
          </table:table-cell>
          <table:table-cell table:style-name="ce3" office:value-type="float" office:value="6044.4392627604" calcext:value-type="float">
            <text:p>6.04E+03</text:p>
          </table:table-cell>
          <table:table-cell table:style-name="ce3" office:value-type="float" office:value="11743.7329032216" calcext:value-type="float">
            <text:p>1.17E+04</text:p>
          </table:table-cell>
          <table:table-cell table:style-name="ce3" office:value-type="float" office:value="27477.5932655652" calcext:value-type="float">
            <text:p>2.75E+04</text:p>
          </table:table-cell>
          <table:table-cell table:style-name="ce3" table:formula="of:=AVERAGE([.J8:.M8])" office:value-type="float" office:value="28427.0586168372" calcext:value-type="float">
            <text:p>2.84E+04</text:p>
          </table:table-cell>
          <table:table-cell table:style-name="ce3" table:formula="of:=STDEV([.J8:.M8])" office:value-type="float" office:value="28174.7496970101" calcext:value-type="float">
            <text:p>2.82E+04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36942.1004338552" calcext:value-type="float">
            <text:p>3.69E+04</text:p>
          </table:table-cell>
          <table:table-cell table:style-name="ce3" office:value-type="float" office:value="35290.1701008551" calcext:value-type="float">
            <text:p>3.53E+04</text:p>
          </table:table-cell>
          <table:table-cell table:style-name="ce3" office:value-type="float" office:value="86818.758127426" calcext:value-type="float">
            <text:p>8.68E+04</text:p>
          </table:table-cell>
          <table:table-cell table:style-name="ce3" office:value-type="float" office:value="90098.0381284485" calcext:value-type="float">
            <text:p>9.01E+04</text:p>
          </table:table-cell>
          <table:table-cell table:style-name="ce3" table:formula="of:=AVERAGE([.R8:.U8])" office:value-type="float" office:value="62287.2666976462" calcext:value-type="float">
            <text:p>6.23E+04</text:p>
          </table:table-cell>
          <table:table-cell table:style-name="ce3" table:formula="of:=STDEV([.R8:.U8])" office:value-type="float" office:value="30256.9758179353" calcext:value-type="float">
            <text:p>3.03E+04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43124.3836221361" calcext:value-type="float">
            <text:p>4.31E+04</text:p>
          </table:table-cell>
          <table:table-cell table:style-name="ce3" office:value-type="float" office:value="42391.024355009" calcext:value-type="float">
            <text:p>4.24E+04</text:p>
          </table:table-cell>
          <table:table-cell table:style-name="ce3" office:value-type="float" office:value="29630.2637751833" calcext:value-type="float">
            <text:p>2.96E+04</text:p>
          </table:table-cell>
          <table:table-cell table:style-name="ce3" office:value-type="float" office:value="15684.548199305" calcext:value-type="float">
            <text:p>1.57E+04</text:p>
          </table:table-cell>
          <table:table-cell table:style-name="ce3" table:formula="of:=AVERAGE([.Z8:.AC8])" office:value-type="float" office:value="32707.5549879083" calcext:value-type="float">
            <text:p>3.27E+04</text:p>
          </table:table-cell>
          <table:table-cell table:style-name="ce3" table:formula="of:=STDEV([.Z8:.AC8])" office:value-type="float" office:value="12929.712282326" calcext:value-type="float">
            <text:p>1.29E+04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6" office:value-type="string" calcext:value-type="string">
            <text:p>q=0.7</text:p>
          </table:table-cell>
          <table:table-cell table:style-name="ce12" office:value-type="string" calcext:value-type="string">
            <text:p>SCO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0</text:p>
          </table:table-cell>
          <table:table-cell table:style-name="ce12" office:value-type="string" calcext:value-type="string">
            <text:p>SCO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5</text:p>
          </table:table-cell>
          <table:table-cell table:style-name="ce12" office:value-type="string" calcext:value-type="string">
            <text:p>SCO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2.0</text:p>
          </table:table-cell>
          <table:table-cell table:style-name="ce12" office:value-type="string" calcext:value-type="string">
            <text:p>SCO</text:p>
          </table:table-cell>
          <table:table-cell table:style-name="ce3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1756.44563276826" calcext:value-type="float">
            <text:p>1.76E+03</text:p>
          </table:table-cell>
          <table:table-cell table:style-name="ce3" office:value-type="float" office:value="1974.49570505892" calcext:value-type="float">
            <text:p>1.97E+03</text:p>
          </table:table-cell>
          <table:table-cell table:style-name="ce3" office:value-type="float" office:value="1860.36111792349" calcext:value-type="float">
            <text:p>1.86E+03</text:p>
          </table:table-cell>
          <table:table-cell table:style-name="ce3" office:value-type="float" office:value="1715.39516285353" calcext:value-type="float">
            <text:p>1.72E+03</text:p>
          </table:table-cell>
          <table:table-cell table:style-name="ce3" table:formula="of:=AVERAGE([.B12:.E12])" office:value-type="float" office:value="1826.67440465105" calcext:value-type="float">
            <text:p>1.83E+03</text:p>
          </table:table-cell>
          <table:table-cell table:style-name="ce3" table:formula="of:=STDEV([.B12:.E12])" office:value-type="float" office:value="115.903812937811" calcext:value-type="float">
            <text:p>1.16E+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1557.23454327228" calcext:value-type="float">
            <text:p>1.56E+03</text:p>
          </table:table-cell>
          <table:table-cell table:style-name="ce3" office:value-type="float" office:value="4600.08208812004" calcext:value-type="float">
            <text:p>4.60E+03</text:p>
          </table:table-cell>
          <table:table-cell table:style-name="ce3" office:value-type="float" office:value="3579.56252917396" calcext:value-type="float">
            <text:p>3.58E+03</text:p>
          </table:table-cell>
          <table:table-cell table:style-name="ce3" office:value-type="float" office:value="1422.36523175682" calcext:value-type="float">
            <text:p>1.42E+03</text:p>
          </table:table-cell>
          <table:table-cell table:style-name="ce3" table:formula="of:=AVERAGE([.J12:.M12])" office:value-type="float" office:value="2789.81109808078" calcext:value-type="float">
            <text:p>2.79E+03</text:p>
          </table:table-cell>
          <table:table-cell table:style-name="ce3" table:formula="of:=STDEV([.J12:.M12])" office:value-type="float" office:value="1558.83947656384" calcext:value-type="float">
            <text:p>1.56E+03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2033.87257820994" calcext:value-type="float">
            <text:p>2.03E+03</text:p>
          </table:table-cell>
          <table:table-cell table:style-name="ce3" office:value-type="float" office:value="2958.82834595489" calcext:value-type="float">
            <text:p>2.96E+03</text:p>
          </table:table-cell>
          <table:table-cell table:style-name="ce3" office:value-type="float" office:value="1552.0801657049" calcext:value-type="float">
            <text:p>1.55E+03</text:p>
          </table:table-cell>
          <table:table-cell table:style-name="ce3" office:value-type="float" office:value="2821.97282052157" calcext:value-type="float">
            <text:p>2.82E+03</text:p>
          </table:table-cell>
          <table:table-cell table:style-name="ce3" table:formula="of:=AVERAGE([.R12:.U12])" office:value-type="float" office:value="2341.68847759783" calcext:value-type="float">
            <text:p>2.34E+03</text:p>
          </table:table-cell>
          <table:table-cell table:style-name="ce3" table:formula="of:=STDEV([.R12:.U12])" office:value-type="float" office:value="665.774381528718" calcext:value-type="float">
            <text:p>6.66E+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1122.99837220116" calcext:value-type="float">
            <text:p>1.12E+03</text:p>
          </table:table-cell>
          <table:table-cell table:style-name="ce3" office:value-type="float" office:value="1176.91804417255" calcext:value-type="float">
            <text:p>1.18E+03</text:p>
          </table:table-cell>
          <table:table-cell table:style-name="ce3" office:value-type="float" office:value="1297.06996090323" calcext:value-type="float">
            <text:p>1.30E+03</text:p>
          </table:table-cell>
          <table:table-cell table:style-name="ce3" office:value-type="float" office:value="1335.76362496458" calcext:value-type="float">
            <text:p>1.34E+03</text:p>
          </table:table-cell>
          <table:table-cell table:style-name="ce3" table:formula="of:=AVERAGE([.Z12:.AC12])" office:value-type="float" office:value="1233.18750056038" calcext:value-type="float">
            <text:p>1.23E+03</text:p>
          </table:table-cell>
          <table:table-cell table:style-name="ce3" table:formula="of:=STDEV([.Z12:.AC12])" office:value-type="float" office:value="99.8510987554084" calcext:value-type="float">
            <text:p>9.99E+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A)</text:p>
          </table:table-cell>
          <table:table-cell table:style-name="ce3" office:value-type="float" office:value="8620.05801302413" calcext:value-type="float">
            <text:p>8.62E+03</text:p>
          </table:table-cell>
          <table:table-cell table:style-name="ce3" office:value-type="float" office:value="7556.16586647671" calcext:value-type="float">
            <text:p>7.56E+03</text:p>
          </table:table-cell>
          <table:table-cell table:style-name="ce3" office:value-type="float" office:value="2420.97472448499" calcext:value-type="float">
            <text:p>2.42E+03</text:p>
          </table:table-cell>
          <table:table-cell table:style-name="ce3" office:value-type="float" office:value="2844.3442446057" calcext:value-type="float">
            <text:p>2.84E+03</text:p>
          </table:table-cell>
          <table:table-cell table:style-name="ce3" table:formula="of:=AVERAGE([.B13:.E13])" office:value-type="float" office:value="5360.38571214788" calcext:value-type="float">
            <text:p>5.36E+03</text:p>
          </table:table-cell>
          <table:table-cell table:style-name="ce3" table:formula="of:=STDEV([.B13:.E13])" office:value-type="float" office:value="3184.20663148763" calcext:value-type="float">
            <text:p>3.18E+03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25303.0810788003" calcext:value-type="float">
            <text:p>2.53E+04</text:p>
          </table:table-cell>
          <table:table-cell table:style-name="ce3" office:value-type="float" office:value="42586117.6169376" calcext:value-type="float">
            <text:p>4.26E+07</text:p>
          </table:table-cell>
          <table:table-cell table:style-name="ce3" office:value-type="float" office:value="29430142.5428888" calcext:value-type="float">
            <text:p>2.94E+07</text:p>
          </table:table-cell>
          <table:table-cell table:style-name="ce3" office:value-type="float" office:value="19429.8358676454" calcext:value-type="float">
            <text:p>1.94E+04</text:p>
          </table:table-cell>
          <table:table-cell table:style-name="ce3" table:formula="of:=AVERAGE([.J13:.M13])" office:value-type="float" office:value="18015248.2691932" calcext:value-type="float">
            <text:p>1.80E+07</text:p>
          </table:table-cell>
          <table:table-cell table:style-name="ce3" table:formula="of:=STDEV([.J13:.M13])" office:value-type="float" office:value="21459380.5497748" calcext:value-type="float">
            <text:p>2.15E+07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31124.3919769726" calcext:value-type="float">
            <text:p>3.11E+04</text:p>
          </table:table-cell>
          <table:table-cell table:style-name="ce3" office:value-type="float" office:value="178864.105613626" calcext:value-type="float">
            <text:p>1.79E+05</text:p>
          </table:table-cell>
          <table:table-cell table:style-name="ce3" office:value-type="float" office:value="170356.127676609" calcext:value-type="float">
            <text:p>1.70E+05</text:p>
          </table:table-cell>
          <table:table-cell table:style-name="ce3" office:value-type="float" office:value="21319701.9735383" calcext:value-type="float">
            <text:p>2.13E+07</text:p>
          </table:table-cell>
          <table:table-cell table:style-name="ce3" table:formula="of:=AVERAGE([.R13:.U13])" office:value-type="float" office:value="5425011.64970138" calcext:value-type="float">
            <text:p>5.43E+06</text:p>
          </table:table-cell>
          <table:table-cell table:style-name="ce3" table:formula="of:=STDEV([.R13:.U13])" office:value-type="float" office:value="10596676.6637659" calcext:value-type="float">
            <text:p>1.06E+07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24111.2206715426" calcext:value-type="float">
            <text:p>2.41E+04</text:p>
          </table:table-cell>
          <table:table-cell table:style-name="ce3" office:value-type="float" office:value="30817.5808545915" calcext:value-type="float">
            <text:p>3.08E+04</text:p>
          </table:table-cell>
          <table:table-cell table:style-name="ce3" office:value-type="float" office:value="37803.262729476" calcext:value-type="float">
            <text:p>3.78E+04</text:p>
          </table:table-cell>
          <table:table-cell table:style-name="ce3" office:value-type="float" office:value="35664.2070147072" calcext:value-type="float">
            <text:p>3.57E+04</text:p>
          </table:table-cell>
          <table:table-cell table:style-name="ce3" table:formula="of:=AVERAGE([.Z13:.AC13])" office:value-type="float" office:value="32099.0678175793" calcext:value-type="float">
            <text:p>3.21E+04</text:p>
          </table:table-cell>
          <table:table-cell table:style-name="ce3" table:formula="of:=STDEV([.Z13:.AC13])" office:value-type="float" office:value="6074.42639137121" calcext:value-type="float">
            <text:p>6.07E+03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247.750464498758" calcext:value-type="float">
            <text:p>2.48E+02</text:p>
          </table:table-cell>
          <table:table-cell table:style-name="ce4" office:value-type="float" office:value="263.253051321118" calcext:value-type="float">
            <text:p>2.63E+02</text:p>
          </table:table-cell>
          <table:table-cell table:style-name="ce4" office:value-type="float" office:value="196.902051723102" calcext:value-type="float">
            <text:p>1.97E+02</text:p>
          </table:table-cell>
          <table:table-cell table:style-name="ce4" office:value-type="float" office:value="155.098131740591" calcext:value-type="float">
            <text:p>1.55E+02</text:p>
          </table:table-cell>
          <table:table-cell table:style-name="ce4" table:formula="of:=AVERAGE([.B14:.E14])" office:value-type="float" office:value="215.750924820892" calcext:value-type="float">
            <text:p>2.16E+02</text:p>
          </table:table-cell>
          <table:table-cell table:style-name="ce4" table:formula="of:=STDEV([.B14:.E14])" office:value-type="float" office:value="49.3776733863163" calcext:value-type="float">
            <text:p>4.94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85.4288914072366" calcext:value-type="float">
            <text:p>8.54E+01</text:p>
          </table:table-cell>
          <table:table-cell table:style-name="ce14" table:number-columns-repeated="2"/>
          <table:table-cell table:style-name="ce4" office:value-type="float" office:value="78.0623145176727" calcext:value-type="float">
            <text:p>7.81E+01</text:p>
          </table:table-cell>
          <table:table-cell table:style-name="ce4" table:formula="of:=AVERAGE([.J14:.M14])" office:value-type="float" office:value="81.7456029624547" calcext:value-type="float">
            <text:p>8.17E+01</text:p>
          </table:table-cell>
          <table:table-cell table:style-name="ce4" table:formula="of:=STDEV([.J14:.M14])" office:value-type="float" office:value="5.20895647274279" calcext:value-type="float">
            <text:p>5.21E+00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48.9916013765094" calcext:value-type="float">
            <text:p>4.90E+01</text:p>
          </table:table-cell>
          <table:table-cell table:style-name="ce4" office:value-type="float" office:value="24.2190109681248" calcext:value-type="float">
            <text:p>2.42E+01</text:p>
          </table:table-cell>
          <table:table-cell table:style-name="ce4" office:value-type="float" office:value="29.9886697194939" calcext:value-type="float">
            <text:p>3.00E+01</text:p>
          </table:table-cell>
          <table:table-cell table:style-name="ce4" office:value-type="float" office:value="299.08919009849" calcext:value-type="float">
            <text:p>2.99E+02</text:p>
          </table:table-cell>
          <table:table-cell table:style-name="ce4" table:formula="of:=AVERAGE([.R14:.U14])" office:value-type="float" office:value="100.572118040655" calcext:value-type="float">
            <text:p>1.01E+02</text:p>
          </table:table-cell>
          <table:table-cell table:style-name="ce4" table:formula="of:=STDEV([.R14:.U14])" office:value-type="float" office:value="132.767211984349" calcext:value-type="float">
            <text:p>1.33E+02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46.3333840222762" calcext:value-type="float">
            <text:p>4.63E+01</text:p>
          </table:table-cell>
          <table:table-cell table:style-name="ce4" office:value-type="float" office:value="44.0960578114792" calcext:value-type="float">
            <text:p>4.41E+01</text:p>
          </table:table-cell>
          <table:table-cell table:style-name="ce4" office:value-type="float" office:value="35.9766954958894" calcext:value-type="float">
            <text:p>3.60E+01</text:p>
          </table:table-cell>
          <table:table-cell table:style-name="ce4" office:value-type="float" office:value="38.9744903817912" calcext:value-type="float">
            <text:p>3.90E+01</text:p>
          </table:table-cell>
          <table:table-cell table:style-name="ce4" table:formula="of:=AVERAGE([.Z14:.AC14])" office:value-type="float" office:value="41.345156927859" calcext:value-type="float">
            <text:p>4.13E+01</text:p>
          </table:table-cell>
          <table:table-cell table:style-name="ce4" table:formula="of:=STDEV([.Z14:.AC14])" office:value-type="float" office:value="4.72194533485828" calcext:value-type="float">
            <text:p>4.72E+00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D(B)</text:p>
          </table:table-cell>
          <table:table-cell table:style-name="ce3" office:value-type="float" office:value="1823.64315215965" calcext:value-type="float">
            <text:p>1.82E+03</text:p>
          </table:table-cell>
          <table:table-cell table:style-name="ce3" office:value-type="float" office:value="1244.18672509771" calcext:value-type="float">
            <text:p>1.24E+03</text:p>
          </table:table-cell>
          <table:table-cell table:style-name="ce3" office:value-type="float" office:value="408.997890926078" calcext:value-type="float">
            <text:p>4.09E+02</text:p>
          </table:table-cell>
          <table:table-cell table:style-name="ce3" office:value-type="float" office:value="258.465623412748" calcext:value-type="float">
            <text:p>2.58E+02</text:p>
          </table:table-cell>
          <table:table-cell table:style-name="ce3" table:formula="of:=AVERAGE([.B15:.E15])" office:value-type="float" office:value="933.823347899045" calcext:value-type="float">
            <text:p>9.34E+02</text:p>
          </table:table-cell>
          <table:table-cell table:style-name="ce3" table:formula="of:=STDEV([.B15:.E15])" office:value-type="float" office:value="734.768563624113" calcext:value-type="float">
            <text:p>7.35E+02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920.346873907844" calcext:value-type="float">
            <text:p>9.20E+02</text:p>
          </table:table-cell>
          <table:table-cell table:style-name="ce3" office:value-type="float" office:value="1754465.65248877" calcext:value-type="float">
            <text:p>1.75E+06</text:p>
          </table:table-cell>
          <table:table-cell table:style-name="ce3" office:value-type="float" office:value="1125939.25149319" calcext:value-type="float">
            <text:p>1.13E+06</text:p>
          </table:table-cell>
          <table:table-cell table:style-name="ce3" office:value-type="float" office:value="561.389317758656" calcext:value-type="float">
            <text:p>5.61E+02</text:p>
          </table:table-cell>
          <table:table-cell table:style-name="ce3" table:formula="of:=AVERAGE([.J15:.M15])" office:value-type="float" office:value="720471.660043408" calcext:value-type="float">
            <text:p>7.20E+05</text:p>
          </table:table-cell>
          <table:table-cell table:style-name="ce3" table:formula="of:=STDEV([.J15:.M15])" office:value-type="float" office:value="869783.964424389" calcext:value-type="float">
            <text:p>8.70E+05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100.05595032316" calcext:value-type="float">
            <text:p>1.00E+02</text:p>
          </table:table-cell>
          <table:table-cell table:style-name="ce3" office:value-type="float" office:value="14.7098376414979" calcext:value-type="float">
            <text:p>1.47E+01</text:p>
          </table:table-cell>
          <table:table-cell table:style-name="ce3" office:value-type="float" office:value="113.392516937559" calcext:value-type="float">
            <text:p>1.13E+02</text:p>
          </table:table-cell>
          <table:table-cell table:style-name="ce3" office:value-type="float" office:value="479210.217561132" calcext:value-type="float">
            <text:p>4.79E+05</text:p>
          </table:table-cell>
          <table:table-cell table:style-name="ce3" table:formula="of:=AVERAGE([.R15:.U15])" office:value-type="float" office:value="119859.593966509" calcext:value-type="float">
            <text:p>1.20E+05</text:p>
          </table:table-cell>
          <table:table-cell table:style-name="ce3" table:formula="of:=STDEV([.R15:.U15])" office:value-type="float" office:value="239567.086385114" calcext:value-type="float">
            <text:p>2.40E+05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382.197825840357" calcext:value-type="float">
            <text:p>3.82E+02</text:p>
          </table:table-cell>
          <table:table-cell table:style-name="ce3" office:value-type="float" office:value="349.502315017559" calcext:value-type="float">
            <text:p>3.50E+02</text:p>
          </table:table-cell>
          <table:table-cell table:style-name="ce3" office:value-type="float" office:value="132.149868010671" calcext:value-type="float">
            <text:p>1.32E+02</text:p>
          </table:table-cell>
          <table:table-cell table:style-name="ce3" office:value-type="float" office:value="171.954993522815" calcext:value-type="float">
            <text:p>1.72E+02</text:p>
          </table:table-cell>
          <table:table-cell table:style-name="ce3" table:formula="of:=AVERAGE([.Z15:.AC15])" office:value-type="float" office:value="258.95125059785" calcext:value-type="float">
            <text:p>2.59E+02</text:p>
          </table:table-cell>
          <table:table-cell table:style-name="ce3" table:formula="of:=STDEV([.Z15:.AC15])" office:value-type="float" office:value="125.214686236127" calcext:value-type="float">
            <text:p>1.25E+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float" office:value="345.907127687605" calcext:value-type="float">
            <text:p>3.46E+02</text:p>
          </table:table-cell>
          <table:table-cell table:style-name="ce3" office:value-type="float" office:value="226.483869399463" calcext:value-type="float">
            <text:p>2.26E+02</text:p>
          </table:table-cell>
          <table:table-cell table:style-name="ce3" office:value-type="float" office:value="153.472161917123" calcext:value-type="float">
            <text:p>1.53E+02</text:p>
          </table:table-cell>
          <table:table-cell table:style-name="ce3" office:value-type="float" office:value="172.589979509055" calcext:value-type="float">
            <text:p>1.73E+02</text:p>
          </table:table-cell>
          <table:table-cell table:style-name="ce3" table:formula="of:=AVERAGE([.B16:.E16])" office:value-type="float" office:value="224.613284628312" calcext:value-type="float">
            <text:p>2.25E+02</text:p>
          </table:table-cell>
          <table:table-cell table:style-name="ce3" table:formula="of:=STDEV([.B16:.E16])" office:value-type="float" office:value="86.5701624264355" calcext:value-type="float">
            <text:p>8.66E+01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483.253866946628" calcext:value-type="float">
            <text:p>4.83E+02</text:p>
          </table:table-cell>
          <table:table-cell table:style-name="ce3" office:value-type="float" office:value="864.409620704548" calcext:value-type="float">
            <text:p>8.64E+02</text:p>
          </table:table-cell>
          <table:table-cell table:style-name="ce3" office:value-type="float" office:value="791.548976883092" calcext:value-type="float">
            <text:p>7.92E+02</text:p>
          </table:table-cell>
          <table:table-cell table:style-name="ce3" office:value-type="float" office:value="606.069039673139" calcext:value-type="float">
            <text:p>6.06E+02</text:p>
          </table:table-cell>
          <table:table-cell table:style-name="ce3" table:formula="of:=AVERAGE([.J16:.M16])" office:value-type="float" office:value="686.320376051852" calcext:value-type="float">
            <text:p>6.86E+02</text:p>
          </table:table-cell>
          <table:table-cell table:style-name="ce3" table:formula="of:=STDEV([.J16:.M16])" office:value-type="float" office:value="173.652067465012" calcext:value-type="float">
            <text:p>1.74E+02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434.371240509517" calcext:value-type="float">
            <text:p>4.34E+02</text:p>
          </table:table-cell>
          <table:table-cell table:style-name="ce3" office:value-type="float" office:value="-667.738635988279" calcext:value-type="float">
            <text:p>-6.68E+02</text:p>
          </table:table-cell>
          <table:table-cell table:style-name="ce3" office:value-type="float" office:value="737.256575866392" calcext:value-type="float">
            <text:p>7.37E+02</text:p>
          </table:table-cell>
          <table:table-cell table:style-name="ce3" office:value-type="float" office:value="1161.50081902739" calcext:value-type="float">
            <text:p>1.16E+03</text:p>
          </table:table-cell>
          <table:table-cell table:style-name="ce3" table:formula="of:=AVERAGE([.R16:.U16])" office:value-type="float" office:value="416.347499853754" calcext:value-type="float">
            <text:p>4.16E+02</text:p>
          </table:table-cell>
          <table:table-cell table:style-name="ce3" table:formula="of:=STDEV([.R16:.U16])" office:value-type="float" office:value="781.836238030894" calcext:value-type="float">
            <text:p>7.82E+02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803.937763603894" calcext:value-type="float">
            <text:p>8.04E+02</text:p>
          </table:table-cell>
          <table:table-cell table:style-name="ce3" office:value-type="float" office:value="739.201906361184" calcext:value-type="float">
            <text:p>7.39E+02</text:p>
          </table:table-cell>
          <table:table-cell table:style-name="ce3" office:value-type="float" office:value="549.355572344298" calcext:value-type="float">
            <text:p>5.49E+02</text:p>
          </table:table-cell>
          <table:table-cell table:style-name="ce3" office:value-type="float" office:value="507.166552433144" calcext:value-type="float">
            <text:p>5.07E+02</text:p>
          </table:table-cell>
          <table:table-cell table:style-name="ce3" table:formula="of:=AVERAGE([.Z16:.AC16])" office:value-type="float" office:value="649.91544868563" calcext:value-type="float">
            <text:p>6.50E+02</text:p>
          </table:table-cell>
          <table:table-cell table:style-name="ce3" table:formula="of:=STDEV([.Z16:.AC16])" office:value-type="float" office:value="143.97277651014" calcext:value-type="float">
            <text:p>1.44E+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C)</text:p>
          </table:table-cell>
          <table:table-cell table:style-name="ce3" office:value-type="float" office:value="4373.87375040784" calcext:value-type="float">
            <text:p>4.37E+03</text:p>
          </table:table-cell>
          <table:table-cell table:style-name="ce3" office:value-type="float" office:value="2804.99510334063" calcext:value-type="float">
            <text:p>2.80E+03</text:p>
          </table:table-cell>
          <table:table-cell table:style-name="ce3" office:value-type="float" office:value="3261.421719507" calcext:value-type="float">
            <text:p>3.26E+03</text:p>
          </table:table-cell>
          <table:table-cell table:style-name="ce3" office:value-type="float" office:value="5082.20571066068" calcext:value-type="float">
            <text:p>5.08E+03</text:p>
          </table:table-cell>
          <table:table-cell table:style-name="ce3" table:formula="of:=AVERAGE([.B17:.E17])" office:value-type="float" office:value="3880.62407097904" calcext:value-type="float">
            <text:p>3.88E+03</text:p>
          </table:table-cell>
          <table:table-cell table:style-name="ce3" table:formula="of:=STDEV([.B17:.E17])" office:value-type="float" office:value="1037.22111290506" calcext:value-type="float">
            <text:p>1.04E+03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45318.5200849559" calcext:value-type="float">
            <text:p>4.53E+04</text:p>
          </table:table-cell>
          <table:table-cell table:style-name="ce3" office:value-type="float" office:value="5935.55331232121" calcext:value-type="float">
            <text:p>5.94E+03</text:p>
          </table:table-cell>
          <table:table-cell table:style-name="ce3" office:value-type="float" office:value="18828.0270486823" calcext:value-type="float">
            <text:p>1.88E+04</text:p>
          </table:table-cell>
          <table:table-cell table:style-name="ce3" office:value-type="float" office:value="33992.896773842" calcext:value-type="float">
            <text:p>3.40E+04</text:p>
          </table:table-cell>
          <table:table-cell table:style-name="ce3" table:formula="of:=AVERAGE([.J17:.M17])" office:value-type="float" office:value="26018.7493049504" calcext:value-type="float">
            <text:p>2.60E+04</text:p>
          </table:table-cell>
          <table:table-cell table:style-name="ce3" table:formula="of:=STDEV([.J17:.M17])" office:value-type="float" office:value="17234.7461818805" calcext:value-type="float">
            <text:p>1.72E+04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47252.9979574011" calcext:value-type="float">
            <text:p>4.73E+04</text:p>
          </table:table-cell>
          <table:table-cell table:style-name="ce3" office:value-type="float" office:value="194562.07696895" calcext:value-type="float">
            <text:p>1.95E+05</text:p>
          </table:table-cell>
          <table:table-cell table:style-name="ce3" office:value-type="float" office:value="195953.999233665" calcext:value-type="float">
            <text:p>1.96E+05</text:p>
          </table:table-cell>
          <table:table-cell table:style-name="ce3" office:value-type="float" office:value="56812.3331996767" calcext:value-type="float">
            <text:p>5.68E+04</text:p>
          </table:table-cell>
          <table:table-cell table:style-name="ce3" table:formula="of:=AVERAGE([.R17:.U17])" office:value-type="float" office:value="123645.351839923" calcext:value-type="float">
            <text:p>1.24E+05</text:p>
          </table:table-cell>
          <table:table-cell table:style-name="ce3" table:formula="of:=STDEV([.R17:.U17])" office:value-type="float" office:value="82785.1969521493" calcext:value-type="float">
            <text:p>8.28E+04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41934.5987072539" calcext:value-type="float">
            <text:p>4.19E+04</text:p>
          </table:table-cell>
          <table:table-cell table:style-name="ce3" office:value-type="float" office:value="51884.6024340322" calcext:value-type="float">
            <text:p>5.19E+04</text:p>
          </table:table-cell>
          <table:table-cell table:style-name="ce3" office:value-type="float" office:value="54248.7643288493" calcext:value-type="float">
            <text:p>5.42E+04</text:p>
          </table:table-cell>
          <table:table-cell table:style-name="ce3" office:value-type="float" office:value="54482.3927917868" calcext:value-type="float">
            <text:p>5.45E+04</text:p>
          </table:table-cell>
          <table:table-cell table:style-name="ce3" table:formula="of:=AVERAGE([.Z17:.AC17])" office:value-type="float" office:value="50637.5895654805" calcext:value-type="float">
            <text:p>5.06E+04</text:p>
          </table:table-cell>
          <table:table-cell table:style-name="ce3" table:formula="of:=STDEV([.Z17:.AC17])" office:value-type="float" office:value="5919.46467155368" calcext:value-type="float">
            <text:p>5.92E+03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6" office:value-type="string" calcext:value-type="string">
            <text:p>q=0.7</text:p>
          </table:table-cell>
          <table:table-cell table:style-name="ce12" office:value-type="string" calcext:value-type="string">
            <text:p>MORPH_W_ACT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0</text:p>
          </table:table-cell>
          <table:table-cell table:style-name="ce12" office:value-type="string" calcext:value-type="string">
            <text:p>MORPH_W_ACT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5</text:p>
          </table:table-cell>
          <table:table-cell table:style-name="ce12" office:value-type="string" calcext:value-type="string">
            <text:p>MORPH_W_ACT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2.0</text:p>
          </table:table-cell>
          <table:table-cell table:style-name="ce12" office:value-type="string" calcext:value-type="string">
            <text:p>MORPH_W_ACT</text:p>
          </table:table-cell>
          <table:table-cell table:style-name="ce3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0.451049302626835" calcext:value-type="float">
            <text:p>4.51E-01</text:p>
          </table:table-cell>
          <table:table-cell table:style-name="ce3" office:value-type="float" office:value="0.512584127837338" calcext:value-type="float">
            <text:p>5.13E-01</text:p>
          </table:table-cell>
          <table:table-cell table:style-name="ce3" office:value-type="float" office:value="0.521897901619773" calcext:value-type="float">
            <text:p>5.22E-01</text:p>
          </table:table-cell>
          <table:table-cell table:style-name="ce3" office:value-type="float" office:value="0.466085707730879" calcext:value-type="float">
            <text:p>4.66E-01</text:p>
          </table:table-cell>
          <table:table-cell table:style-name="ce3" table:formula="of:=AVERAGE([.B21:.E21])" office:value-type="float" office:value="0.487904259953706" calcext:value-type="float">
            <text:p>4.88E-01</text:p>
          </table:table-cell>
          <table:table-cell table:style-name="ce3" table:formula="of:=STDEV([.B21:.E21])" office:value-type="float" office:value="0.0346362077078318" calcext:value-type="float">
            <text:p>3.46E-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0.389985660192757" calcext:value-type="float">
            <text:p>3.90E-01</text:p>
          </table:table-cell>
          <table:table-cell table:style-name="ce3" office:value-type="float" office:value="0.414826558736671" calcext:value-type="float">
            <text:p>4.15E-01</text:p>
          </table:table-cell>
          <table:table-cell table:style-name="ce3" office:value-type="float" office:value="0.378608916707561" calcext:value-type="float">
            <text:p>3.79E-01</text:p>
          </table:table-cell>
          <table:table-cell table:style-name="ce3" office:value-type="float" office:value="0.366826439324791" calcext:value-type="float">
            <text:p>3.67E-01</text:p>
          </table:table-cell>
          <table:table-cell table:style-name="ce3" table:formula="of:=AVERAGE([.J21:.M21])" office:value-type="float" office:value="0.387561893740445" calcext:value-type="float">
            <text:p>3.88E-01</text:p>
          </table:table-cell>
          <table:table-cell table:style-name="ce3" table:formula="of:=STDEV([.J21:.M21])" office:value-type="float" office:value="0.0204886266722687" calcext:value-type="float">
            <text:p>2.05E-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0.411996806687507" calcext:value-type="float">
            <text:p>4.12E-01</text:p>
          </table:table-cell>
          <table:table-cell table:style-name="ce3" office:value-type="float" office:value="0.527491038499519" calcext:value-type="float">
            <text:p>5.27E-01</text:p>
          </table:table-cell>
          <table:table-cell table:style-name="ce3" office:value-type="float" office:value="0.321707582900838" calcext:value-type="float">
            <text:p>3.22E-01</text:p>
          </table:table-cell>
          <table:table-cell table:style-name="ce3" office:value-type="float" office:value="0.320113992041647" calcext:value-type="float">
            <text:p>3.20E-01</text:p>
          </table:table-cell>
          <table:table-cell table:style-name="ce3" table:formula="of:=AVERAGE([.R21:.U21])" office:value-type="float" office:value="0.395327355032378" calcext:value-type="float">
            <text:p>3.95E-01</text:p>
          </table:table-cell>
          <table:table-cell table:style-name="ce3" table:formula="of:=STDEV([.R21:.U21])" office:value-type="float" office:value="0.0980170574732797" calcext:value-type="float">
            <text:p>9.80E-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0.264299794597488" calcext:value-type="float">
            <text:p>2.64E-01</text:p>
          </table:table-cell>
          <table:table-cell table:style-name="ce3" office:value-type="float" office:value="0.245291165408614" calcext:value-type="float">
            <text:p>2.45E-01</text:p>
          </table:table-cell>
          <table:table-cell table:style-name="ce3" office:value-type="float" office:value="0.280849816912291" calcext:value-type="float">
            <text:p>2.81E-01</text:p>
          </table:table-cell>
          <table:table-cell table:style-name="ce3" office:value-type="float" office:value="0.299954425598428" calcext:value-type="float">
            <text:p>3.00E-01</text:p>
          </table:table-cell>
          <table:table-cell table:style-name="ce3" table:formula="of:=AVERAGE([.Z21:.AC21])" office:value-type="float" office:value="0.272598800629205" calcext:value-type="float">
            <text:p>2.73E-01</text:p>
          </table:table-cell>
          <table:table-cell table:style-name="ce3" table:formula="of:=STDEV([.Z21:.AC21])" office:value-type="float" office:value="0.0233165887271692" calcext:value-type="float">
            <text:p>2.33E-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A)</text:p>
          </table:table-cell>
          <table:table-cell table:style-name="ce3" office:value-type="float" office:value="0.00048165382401447" calcext:value-type="float">
            <text:p>4.82E-04</text:p>
          </table:table-cell>
          <table:table-cell table:style-name="ce3" office:value-type="float" office:value="0.000433196509797176" calcext:value-type="float">
            <text:p>4.33E-04</text:p>
          </table:table-cell>
          <table:table-cell table:style-name="ce3" office:value-type="float" office:value="0.0000725857975711106" calcext:value-type="float">
            <text:p>7.26E-05</text:p>
          </table:table-cell>
          <table:table-cell table:style-name="ce3" office:value-type="float" office:value="0.0000891643270506965" calcext:value-type="float">
            <text:p>8.92E-05</text:p>
          </table:table-cell>
          <table:table-cell table:style-name="ce3" table:formula="of:=AVERAGE([.B22:.E22])" office:value-type="float" office:value="0.000269150114608363" calcext:value-type="float">
            <text:p>2.69E-04</text:p>
          </table:table-cell>
          <table:table-cell table:style-name="ce3" table:formula="of:=STDEV([.B22:.E22])" office:value-type="float" office:value="0.000218404411387739" calcext:value-type="float">
            <text:p>2.18E-04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000680065734578545" calcext:value-type="float">
            <text:p>6.80E-04</text:p>
          </table:table-cell>
          <table:table-cell table:style-name="ce3" office:value-type="float" office:value="0.0073048999665593" calcext:value-type="float">
            <text:p>7.30E-03</text:p>
          </table:table-cell>
          <table:table-cell table:style-name="ce3" office:value-type="float" office:value="0.000505904595316969" calcext:value-type="float">
            <text:p>5.06E-04</text:p>
          </table:table-cell>
          <table:table-cell table:style-name="ce3" office:value-type="float" office:value="0.000607268751601751" calcext:value-type="float">
            <text:p>6.07E-04</text:p>
          </table:table-cell>
          <table:table-cell table:style-name="ce3" table:formula="of:=AVERAGE([.J22:.M22])" office:value-type="float" office:value="0.00227453476201414" calcext:value-type="float">
            <text:p>2.27E-03</text:p>
          </table:table-cell>
          <table:table-cell table:style-name="ce3" table:formula="of:=STDEV([.J22:.M22])" office:value-type="float" office:value="0.00335433720162309" calcext:value-type="float">
            <text:p>3.35E-03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000621684413104362" calcext:value-type="float">
            <text:p>6.22E-04</text:p>
          </table:table-cell>
          <table:table-cell table:style-name="ce3" office:value-type="float" office:value="0.0019985625073375" calcext:value-type="float">
            <text:p>2.00E-03</text:p>
          </table:table-cell>
          <table:table-cell table:style-name="ce3" office:value-type="float" office:value="0.00105718733924042" calcext:value-type="float">
            <text:p>1.06E-03</text:p>
          </table:table-cell>
          <table:table-cell table:style-name="ce3" office:value-type="float" office:value="0.00122725811761651" calcext:value-type="float">
            <text:p>1.23E-03</text:p>
          </table:table-cell>
          <table:table-cell table:style-name="ce3" table:formula="of:=AVERAGE([.R22:.U22])" office:value-type="float" office:value="0.0012261730943247" calcext:value-type="float">
            <text:p>1.23E-03</text:p>
          </table:table-cell>
          <table:table-cell table:style-name="ce3" table:formula="of:=STDEV([.R22:.U22])" office:value-type="float" office:value="0.000574615620438194" calcext:value-type="float">
            <text:p>5.75E-04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000328913436724487" calcext:value-type="float">
            <text:p>3.29E-04</text:p>
          </table:table-cell>
          <table:table-cell table:style-name="ce3" office:value-type="float" office:value="0.000430181342323615" calcext:value-type="float">
            <text:p>4.30E-04</text:p>
          </table:table-cell>
          <table:table-cell table:style-name="ce3" office:value-type="float" office:value="0.00045558974959267" calcext:value-type="float">
            <text:p>4.56E-04</text:p>
          </table:table-cell>
          <table:table-cell table:style-name="ce3" office:value-type="float" office:value="0.000610797520898481" calcext:value-type="float">
            <text:p>6.11E-04</text:p>
          </table:table-cell>
          <table:table-cell table:style-name="ce3" table:formula="of:=AVERAGE([.Z22:.AC22])" office:value-type="float" office:value="0.000456370512384813" calcext:value-type="float">
            <text:p>4.56E-04</text:p>
          </table:table-cell>
          <table:table-cell table:style-name="ce3" table:formula="of:=STDEV([.Z22:.AC22])" office:value-type="float" office:value="0.000116589721264204" calcext:value-type="float">
            <text:p>1.17E-04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247.925881866849" calcext:value-type="float">
            <text:p>2.48E+02</text:p>
          </table:table-cell>
          <table:table-cell table:style-name="ce4" office:value-type="float" office:value="234.10534327374" calcext:value-type="float">
            <text:p>2.34E+02</text:p>
          </table:table-cell>
          <table:table-cell table:style-name="ce4" office:value-type="float" office:value="208.665741440892" calcext:value-type="float">
            <text:p>2.09E+02</text:p>
          </table:table-cell>
          <table:table-cell table:style-name="ce4" office:value-type="float" office:value="171.498395270501" calcext:value-type="float">
            <text:p>1.71E+02</text:p>
          </table:table-cell>
          <table:table-cell table:style-name="ce4" table:formula="of:=AVERAGE([.B23:.E23])" office:value-type="float" office:value="215.548840462995" calcext:value-type="float">
            <text:p>2.16E+02</text:p>
          </table:table-cell>
          <table:table-cell table:style-name="ce4" table:formula="of:=STDEV([.B23:.E23])" office:value-type="float" office:value="33.5680174195468" calcext:value-type="float">
            <text:p>3.36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85.162850366713" calcext:value-type="float">
            <text:p>8.52E+01</text:p>
          </table:table-cell>
          <table:table-cell table:style-name="ce4" office:value-type="float" office:value="197.817505461669" calcext:value-type="float">
            <text:p>1.98E+02</text:p>
          </table:table-cell>
          <table:table-cell table:style-name="ce4" office:value-type="float" office:value="100.991832758635" calcext:value-type="float">
            <text:p>1.01E+02</text:p>
          </table:table-cell>
          <table:table-cell table:style-name="ce4" office:value-type="float" office:value="65.2278951066074" calcext:value-type="float">
            <text:p>6.52E+01</text:p>
          </table:table-cell>
          <table:table-cell table:style-name="ce4" table:formula="of:=AVERAGE([.J23:.M23])" office:value-type="float" office:value="112.300020923406" calcext:value-type="float">
            <text:p>1.12E+02</text:p>
          </table:table-cell>
          <table:table-cell table:style-name="ce4" table:formula="of:=STDEV([.J23:.M23])" office:value-type="float" office:value="58.8595116529109" calcext:value-type="float">
            <text:p>5.89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59.0451053592268" calcext:value-type="float">
            <text:p>5.90E+01</text:p>
          </table:table-cell>
          <table:table-cell table:style-name="ce4" office:value-type="float" office:value="35.502255728343" calcext:value-type="float">
            <text:p>3.55E+01</text:p>
          </table:table-cell>
          <table:table-cell table:style-name="ce4" office:value-type="float" office:value="36.2585054772281" calcext:value-type="float">
            <text:p>3.63E+01</text:p>
          </table:table-cell>
          <table:table-cell table:style-name="ce4" office:value-type="float" office:value="57.7972321377962" calcext:value-type="float">
            <text:p>5.78E+01</text:p>
          </table:table-cell>
          <table:table-cell table:style-name="ce4" table:formula="of:=AVERAGE([.R23:.U23])" office:value-type="float" office:value="47.1507746756485" calcext:value-type="float">
            <text:p>4.72E+01</text:p>
          </table:table-cell>
          <table:table-cell table:style-name="ce4" table:formula="of:=STDEV([.R23:.U23])" office:value-type="float" office:value="13.0275564459882" calcext:value-type="float">
            <text:p>1.30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49.3202368556532" calcext:value-type="float">
            <text:p>4.93E+01</text:p>
          </table:table-cell>
          <table:table-cell table:style-name="ce4" office:value-type="float" office:value="49.2703795216745" calcext:value-type="float">
            <text:p>4.93E+01</text:p>
          </table:table-cell>
          <table:table-cell table:style-name="ce4" office:value-type="float" office:value="46.3007337343389" calcext:value-type="float">
            <text:p>4.63E+01</text:p>
          </table:table-cell>
          <table:table-cell table:style-name="ce4" office:value-type="float" office:value="76.4293578062074" calcext:value-type="float">
            <text:p>7.64E+01</text:p>
          </table:table-cell>
          <table:table-cell table:style-name="ce4" table:formula="of:=AVERAGE([.Z23:.AC23])" office:value-type="float" office:value="55.3301769794685" calcext:value-type="float">
            <text:p>5.53E+01</text:p>
          </table:table-cell>
          <table:table-cell table:style-name="ce4" table:formula="of:=STDEV([.Z23:.AC23])" office:value-type="float" office:value="14.1367936298367" calcext:value-type="float">
            <text:p>1.41E+01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D(B)</text:p>
          </table:table-cell>
          <table:table-cell table:style-name="ce3" office:value-type="float" office:value="1544.99444661974" calcext:value-type="float">
            <text:p>1.54E+03</text:p>
          </table:table-cell>
          <table:table-cell table:style-name="ce3" office:value-type="float" office:value="1084.67302797129" calcext:value-type="float">
            <text:p>1.08E+03</text:p>
          </table:table-cell>
          <table:table-cell table:style-name="ce3" office:value-type="float" office:value="167.835447312429" calcext:value-type="float">
            <text:p>1.68E+02</text:p>
          </table:table-cell>
          <table:table-cell table:style-name="ce3" office:value-type="float" office:value="166.029007829879" calcext:value-type="float">
            <text:p>1.66E+02</text:p>
          </table:table-cell>
          <table:table-cell table:style-name="ce3" table:formula="of:=AVERAGE([.B24:.E24])" office:value-type="float" office:value="740.882982433334" calcext:value-type="float">
            <text:p>7.41E+02</text:p>
          </table:table-cell>
          <table:table-cell table:style-name="ce3" table:formula="of:=STDEV([.B24:.E24])" office:value-type="float" office:value="688.870430940519" calcext:value-type="float">
            <text:p>6.89E+02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389.265519756868" calcext:value-type="float">
            <text:p>3.89E+02</text:p>
          </table:table-cell>
          <table:table-cell table:style-name="ce3" office:value-type="float" office:value="7491.87476536672" calcext:value-type="float">
            <text:p>7.49E+03</text:p>
          </table:table-cell>
          <table:table-cell table:style-name="ce3" office:value-type="float" office:value="544.161050522692" calcext:value-type="float">
            <text:p>5.44E+02</text:p>
          </table:table-cell>
          <table:table-cell table:style-name="ce3" office:value-type="float" office:value="109.970926944549" calcext:value-type="float">
            <text:p>1.10E+02</text:p>
          </table:table-cell>
          <table:table-cell table:style-name="ce3" table:formula="of:=AVERAGE([.J24:.M24])" office:value-type="float" office:value="2133.81806564771" calcext:value-type="float">
            <text:p>2.13E+03</text:p>
          </table:table-cell>
          <table:table-cell table:style-name="ce3" table:formula="of:=STDEV([.J24:.M24])" office:value-type="float" office:value="3576.55336179732" calcext:value-type="float">
            <text:p>3.58E+03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120.918399301686" calcext:value-type="float">
            <text:p>1.21E+02</text:p>
          </table:table-cell>
          <table:table-cell table:style-name="ce3" office:value-type="float" office:value="22.6017200354994" calcext:value-type="float">
            <text:p>2.26E+01</text:p>
          </table:table-cell>
          <table:table-cell table:style-name="ce3" office:value-type="float" office:value="35.0840409664086" calcext:value-type="float">
            <text:p>3.51E+01</text:p>
          </table:table-cell>
          <table:table-cell table:style-name="ce3" office:value-type="float" office:value="356.769719572391" calcext:value-type="float">
            <text:p>3.57E+02</text:p>
          </table:table-cell>
          <table:table-cell table:style-name="ce3" table:formula="of:=AVERAGE([.R24:.U24])" office:value-type="float" office:value="133.843469968996" calcext:value-type="float">
            <text:p>1.34E+02</text:p>
          </table:table-cell>
          <table:table-cell table:style-name="ce3" table:formula="of:=STDEV([.R24:.U24])" office:value-type="float" office:value="154.90999748152" calcext:value-type="float">
            <text:p>1.55E+02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126.148225330269" calcext:value-type="float">
            <text:p>1.26E+02</text:p>
          </table:table-cell>
          <table:table-cell table:style-name="ce3" office:value-type="float" office:value="190.674809193344" calcext:value-type="float">
            <text:p>1.91E+02</text:p>
          </table:table-cell>
          <table:table-cell table:style-name="ce3" office:value-type="float" office:value="115.02701237059" calcext:value-type="float">
            <text:p>1.15E+02</text:p>
          </table:table-cell>
          <table:table-cell table:style-name="ce3" office:value-type="float" office:value="454.105266645117" calcext:value-type="float">
            <text:p>4.54E+02</text:p>
          </table:table-cell>
          <table:table-cell table:style-name="ce3" table:formula="of:=AVERAGE([.Z24:.AC24])" office:value-type="float" office:value="221.48882838483" calcext:value-type="float">
            <text:p>2.21E+02</text:p>
          </table:table-cell>
          <table:table-cell table:style-name="ce3" table:formula="of:=STDEV([.Z24:.AC24])" office:value-type="float" office:value="158.623096245463" calcext:value-type="float">
            <text:p>1.59E+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float" office:value="0.214678858349145" calcext:value-type="float">
            <text:p>2.15E-01</text:p>
          </table:table-cell>
          <table:table-cell table:style-name="ce3" office:value-type="float" office:value="0.159745530985996" calcext:value-type="float">
            <text:p>1.60E-01</text:p>
          </table:table-cell>
          <table:table-cell table:style-name="ce3" office:value-type="float" office:value="0.134303212445846" calcext:value-type="float">
            <text:p>1.34E-01</text:p>
          </table:table-cell>
          <table:table-cell table:style-name="ce3" office:value-type="float" office:value="0.155670900192064" calcext:value-type="float">
            <text:p>1.56E-01</text:p>
          </table:table-cell>
          <table:table-cell table:style-name="ce3" table:formula="of:=AVERAGE([.B25:.E25])" office:value-type="float" office:value="0.166099625493263" calcext:value-type="float">
            <text:p>1.66E-01</text:p>
          </table:table-cell>
          <table:table-cell table:style-name="ce3" table:formula="of:=STDEV([.B25:.E25])" office:value-type="float" office:value="0.0342543747861158" calcext:value-type="float">
            <text:p>3.43E-02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0.231416595670365" calcext:value-type="float">
            <text:p>2.31E-01</text:p>
          </table:table-cell>
          <table:table-cell table:style-name="ce3" office:value-type="float" office:value="0.319391768805799" calcext:value-type="float">
            <text:p>3.19E-01</text:p>
          </table:table-cell>
          <table:table-cell table:style-name="ce3" office:value-type="float" office:value="0.256358468468826" calcext:value-type="float">
            <text:p>2.56E-01</text:p>
          </table:table-cell>
          <table:table-cell table:style-name="ce3" office:value-type="float" office:value="0.237775916754925" calcext:value-type="float">
            <text:p>2.38E-01</text:p>
          </table:table-cell>
          <table:table-cell table:style-name="ce3" table:formula="of:=AVERAGE([.J25:.M25])" office:value-type="float" office:value="0.261235687424979" calcext:value-type="float">
            <text:p>2.61E-01</text:p>
          </table:table-cell>
          <table:table-cell table:style-name="ce3" table:formula="of:=STDEV([.J25:.M25])" office:value-type="float" office:value="0.040188954283818" calcext:value-type="float">
            <text:p>4.02E-02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0.304604617605861" calcext:value-type="float">
            <text:p>3.05E-01</text:p>
          </table:table-cell>
          <table:table-cell table:style-name="ce3" office:value-type="float" office:value="0.154650439373849" calcext:value-type="float">
            <text:p>1.55E-01</text:p>
          </table:table-cell>
          <table:table-cell table:style-name="ce3" office:value-type="float" office:value="0.362167840793238" calcext:value-type="float">
            <text:p>3.62E-01</text:p>
          </table:table-cell>
          <table:table-cell table:style-name="ce3" office:value-type="float" office:value="0.377196236783924" calcext:value-type="float">
            <text:p>3.77E-01</text:p>
          </table:table-cell>
          <table:table-cell table:style-name="ce3" table:formula="of:=AVERAGE([.R25:.U25])" office:value-type="float" office:value="0.299654783639218" calcext:value-type="float">
            <text:p>3.00E-01</text:p>
          </table:table-cell>
          <table:table-cell table:style-name="ce3" table:formula="of:=STDEV([.R25:.U25])" office:value-type="float" office:value="0.101605970924714" calcext:value-type="float">
            <text:p>1.02E-01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0.372412908393629" calcext:value-type="float">
            <text:p>3.72E-01</text:p>
          </table:table-cell>
          <table:table-cell table:style-name="ce3" office:value-type="float" office:value="0.384682881900874" calcext:value-type="float">
            <text:p>3.85E-01</text:p>
          </table:table-cell>
          <table:table-cell table:style-name="ce3" office:value-type="float" office:value="0.347293283834141" calcext:value-type="float">
            <text:p>3.47E-01</text:p>
          </table:table-cell>
          <table:table-cell table:style-name="ce3" office:value-type="float" office:value="0.370245285016013" calcext:value-type="float">
            <text:p>3.70E-01</text:p>
          </table:table-cell>
          <table:table-cell table:style-name="ce3" table:formula="of:=AVERAGE([.Z25:.AC25])" office:value-type="float" office:value="0.368658589786164" calcext:value-type="float">
            <text:p>3.69E-01</text:p>
          </table:table-cell>
          <table:table-cell table:style-name="ce3" table:formula="of:=STDEV([.Z25:.AC25])" office:value-type="float" office:value="0.0155977214806082" calcext:value-type="float">
            <text:p>1.56E-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C)</text:p>
          </table:table-cell>
          <table:table-cell table:style-name="ce3" office:value-type="float" office:value="0.00024356217793584" calcext:value-type="float">
            <text:p>2.44E-04</text:p>
          </table:table-cell>
          <table:table-cell table:style-name="ce3" office:value-type="float" office:value="0.000291186139355787" calcext:value-type="float">
            <text:p>2.91E-04</text:p>
          </table:table-cell>
          <table:table-cell table:style-name="ce3" office:value-type="float" office:value="0.0000804918683088371" calcext:value-type="float">
            <text:p>8.05E-05</text:p>
          </table:table-cell>
          <table:table-cell table:style-name="ce3" office:value-type="float" office:value="0.000155210258585407" calcext:value-type="float">
            <text:p>1.55E-04</text:p>
          </table:table-cell>
          <table:table-cell table:style-name="ce3" table:formula="of:=AVERAGE([.B26:.E26])" office:value-type="float" office:value="0.000192612611046468" calcext:value-type="float">
            <text:p>1.93E-04</text:p>
          </table:table-cell>
          <table:table-cell table:style-name="ce3" table:formula="of:=STDEV([.B26:.E26])" office:value-type="float" office:value="0.0000935994938932579" calcext:value-type="float">
            <text:p>9.36E-05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0.00121827163177797" calcext:value-type="float">
            <text:p>1.22E-03</text:p>
          </table:table-cell>
          <table:table-cell table:style-name="ce3" office:value-type="float" office:value="0.000458387005629471" calcext:value-type="float">
            <text:p>4.58E-04</text:p>
          </table:table-cell>
          <table:table-cell table:style-name="ce3" office:value-type="float" office:value="0.000750566633683416" calcext:value-type="float">
            <text:p>7.51E-04</text:p>
          </table:table-cell>
          <table:table-cell table:style-name="ce3" office:value-type="float" office:value="0.000930729040417328" calcext:value-type="float">
            <text:p>9.31E-04</text:p>
          </table:table-cell>
          <table:table-cell table:style-name="ce3" table:formula="of:=AVERAGE([.J26:.M26])" office:value-type="float" office:value="0.000839488577877046" calcext:value-type="float">
            <text:p>8.39E-04</text:p>
          </table:table-cell>
          <table:table-cell table:style-name="ce3" table:formula="of:=STDEV([.J26:.M26])" office:value-type="float" office:value="0.000318824374045139" calcext:value-type="float">
            <text:p>3.19E-04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0.00108490559296217" calcext:value-type="float">
            <text:p>1.08E-03</text:p>
          </table:table-cell>
          <table:table-cell table:style-name="ce3" office:value-type="float" office:value="0.00245973906123096" calcext:value-type="float">
            <text:p>2.46E-03</text:p>
          </table:table-cell>
          <table:table-cell table:style-name="ce3" office:value-type="float" office:value="0.00131462718535045" calcext:value-type="float">
            <text:p>1.31E-03</text:p>
          </table:table-cell>
          <table:table-cell table:style-name="ce3" office:value-type="float" office:value="0.00211488511445489" calcext:value-type="float">
            <text:p>2.11E-03</text:p>
          </table:table-cell>
          <table:table-cell table:style-name="ce3" table:formula="of:=AVERAGE([.R26:.U26])" office:value-type="float" office:value="0.00174353923849962" calcext:value-type="float">
            <text:p>1.74E-03</text:p>
          </table:table-cell>
          <table:table-cell table:style-name="ce3" table:formula="of:=STDEV([.R26:.U26])" office:value-type="float" office:value="0.000650282957396235" calcext:value-type="float">
            <text:p>6.50E-04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0.00058722552991894" calcext:value-type="float">
            <text:p>5.87E-04</text:p>
          </table:table-cell>
          <table:table-cell table:style-name="ce3" office:value-type="float" office:value="0.000767841117526041" calcext:value-type="float">
            <text:p>7.68E-04</text:p>
          </table:table-cell>
          <table:table-cell table:style-name="ce3" office:value-type="float" office:value="0.00079201002339687" calcext:value-type="float">
            <text:p>7.92E-04</text:p>
          </table:table-cell>
          <table:table-cell table:style-name="ce3" office:value-type="float" office:value="0.000367612245152473" calcext:value-type="float">
            <text:p>3.68E-04</text:p>
          </table:table-cell>
          <table:table-cell table:style-name="ce3" table:formula="of:=AVERAGE([.Z26:.AC26])" office:value-type="float" office:value="0.000628672228998581" calcext:value-type="float">
            <text:p>6.29E-04</text:p>
          </table:table-cell>
          <table:table-cell table:style-name="ce3" table:formula="of:=STDEV([.Z26:.AC26])" office:value-type="float" office:value="0.000196568358460184" calcext:value-type="float">
            <text:p>1.97E-04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6" office:value-type="string" calcext:value-type="string">
            <text:p>q=0.7</text:p>
          </table:table-cell>
          <table:table-cell table:style-name="ce12" office:value-type="string" calcext:value-type="string">
            <text:p>ACT_T func2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0</text:p>
          </table:table-cell>
          <table:table-cell table:style-name="ce12" office:value-type="string" calcext:value-type="string">
            <text:p>ACT_T func2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5</text:p>
          </table:table-cell>
          <table:table-cell table:style-name="ce12" office:value-type="string" calcext:value-type="string">
            <text:p>ACT_T func2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2.0</text:p>
          </table:table-cell>
          <table:table-cell table:style-name="ce12" office:value-type="string" calcext:value-type="string">
            <text:p>ACT_T func2</text:p>
          </table:table-cell>
          <table:table-cell table:style-name="ce3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2.67262915173077" calcext:value-type="float">
            <text:p>2.67E+00</text:p>
          </table:table-cell>
          <table:table-cell table:style-name="ce3" office:value-type="float" office:value="3.05915590342288" calcext:value-type="float">
            <text:p>3.06E+00</text:p>
          </table:table-cell>
          <table:table-cell table:style-name="ce3" office:value-type="float" office:value="3.32919298027661" calcext:value-type="float">
            <text:p>3.33E+00</text:p>
          </table:table-cell>
          <table:table-cell table:style-name="ce3" office:value-type="float" office:value="3.81856733599908" calcext:value-type="float">
            <text:p>3.82E+00</text:p>
          </table:table-cell>
          <table:table-cell table:style-name="ce3" table:formula="of:=AVERAGE([.B30:.E30])" office:value-type="float" office:value="3.21988634285734" calcext:value-type="float">
            <text:p>3.22E+00</text:p>
          </table:table-cell>
          <table:table-cell table:style-name="ce3" table:formula="of:=STDEV([.B30:.E30])" office:value-type="float" office:value="0.481557050941223" calcext:value-type="float">
            <text:p>4.82E-01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16715.7924377939" calcext:value-type="float">
            <text:p>1.67E+04</text:p>
          </table:table-cell>
          <table:table-cell table:style-name="ce3" office:value-type="float" office:value="24.2498016535179" calcext:value-type="float">
            <text:p>2.42E+01</text:p>
          </table:table-cell>
          <table:table-cell table:style-name="ce3" office:value-type="float" office:value="3372.33395858086" calcext:value-type="float">
            <text:p>3.37E+03</text:p>
          </table:table-cell>
          <table:table-cell table:style-name="ce3" office:value-type="float" office:value="1.98100113860191" calcext:value-type="float">
            <text:p>1.98E+00</text:p>
          </table:table-cell>
          <table:table-cell table:style-name="ce3" table:formula="of:=AVERAGE([.J30:.M30])" office:value-type="float" office:value="5028.58929979172" calcext:value-type="float">
            <text:p>5.03E+03</text:p>
          </table:table-cell>
          <table:table-cell table:style-name="ce3" table:formula="of:=STDEV([.J30:.M30])" office:value-type="float" office:value="7950.76733707574" calcext:value-type="float">
            <text:p>7.95E+03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2.79504664373611" calcext:value-type="float">
            <text:p>2.80E+00</text:p>
          </table:table-cell>
          <table:table-cell table:style-name="ce3" office:value-type="float" office:value="7.22840482976953" calcext:value-type="float">
            <text:p>7.23E+00</text:p>
          </table:table-cell>
          <table:table-cell table:style-name="ce3" office:value-type="float" office:value="3.6394383664046" calcext:value-type="float">
            <text:p>3.64E+00</text:p>
          </table:table-cell>
          <table:table-cell table:style-name="ce3" office:value-type="float" office:value="2.77059435302939" calcext:value-type="float">
            <text:p>2.77E+00</text:p>
          </table:table-cell>
          <table:table-cell table:style-name="ce3" table:formula="of:=AVERAGE([.R30:.U30])" office:value-type="float" office:value="4.10837104823491" calcext:value-type="float">
            <text:p>4.11E+00</text:p>
          </table:table-cell>
          <table:table-cell table:style-name="ce3" table:formula="of:=STDEV([.R30:.U30])" office:value-type="float" office:value="2.11888147660449" calcext:value-type="float">
            <text:p>2.12E+00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2.01372401000446" calcext:value-type="float">
            <text:p>2.01E+00</text:p>
          </table:table-cell>
          <table:table-cell table:style-name="ce3" office:value-type="float" office:value="1.95293397838649" calcext:value-type="float">
            <text:p>1.95E+00</text:p>
          </table:table-cell>
          <table:table-cell table:style-name="ce3" office:value-type="float" office:value="1.80641370544855" calcext:value-type="float">
            <text:p>1.81E+00</text:p>
          </table:table-cell>
          <table:table-cell table:style-name="ce3" office:value-type="float" office:value="2.37801949622511" calcext:value-type="float">
            <text:p>2.38E+00</text:p>
          </table:table-cell>
          <table:table-cell table:style-name="ce3" table:formula="of:=AVERAGE([.Z30:.AC30])" office:value-type="float" office:value="2.03777279751615" calcext:value-type="float">
            <text:p>2.04E+00</text:p>
          </table:table-cell>
          <table:table-cell table:style-name="ce3" table:formula="of:=STDEV([.Z30:.AC30])" office:value-type="float" office:value="0.242947741209767" calcext:value-type="float">
            <text:p>2.43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A)</text:p>
          </table:table-cell>
          <table:table-cell table:style-name="ce3" office:value-type="float" office:value="0.0248056621898538" calcext:value-type="float">
            <text:p>2.48E-02</text:p>
          </table:table-cell>
          <table:table-cell table:style-name="ce3" office:value-type="float" office:value="0.0241423100854157" calcext:value-type="float">
            <text:p>2.41E-02</text:p>
          </table:table-cell>
          <table:table-cell table:style-name="ce3" office:value-type="float" office:value="0.277324755633886" calcext:value-type="float">
            <text:p>2.77E-01</text:p>
          </table:table-cell>
          <table:table-cell table:style-name="ce3" office:value-type="float" office:value="0.999432448776646" calcext:value-type="float">
            <text:p>9.99E-01</text:p>
          </table:table-cell>
          <table:table-cell table:style-name="ce3" table:formula="of:=AVERAGE([.B31:.E31])" office:value-type="float" office:value="0.33142629417145" calcext:value-type="float">
            <text:p>3.31E-01</text:p>
          </table:table-cell>
          <table:table-cell table:style-name="ce3" table:formula="of:=STDEV([.B31:.E31])" office:value-type="float" office:value="0.461012963626524" calcext:value-type="float">
            <text:p>4.61E-01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8323628674042.29" calcext:value-type="float">
            <text:p>8.32E+12</text:p>
          </table:table-cell>
          <table:table-cell table:style-name="ce3" office:value-type="float" office:value="138904.704098056" calcext:value-type="float">
            <text:p>1.39E+05</text:p>
          </table:table-cell>
          <table:table-cell table:style-name="ce3" office:value-type="float" office:value="223866573205601" calcext:value-type="float">
            <text:p>2.24E+14</text:p>
          </table:table-cell>
          <table:table-cell table:style-name="ce3" office:value-type="float" office:value="0.517783207275101" calcext:value-type="float">
            <text:p>5.18E-01</text:p>
          </table:table-cell>
          <table:table-cell table:style-name="ce3" table:formula="of:=AVERAGE([.J31:.M31])" office:value-type="float" office:value="58047550504637.1" calcext:value-type="float">
            <text:p>5.80E+13</text:p>
          </table:table-cell>
          <table:table-cell table:style-name="ce3" table:formula="of:=STDEV([.J31:.M31])" office:value-type="float" office:value="110615630171582" calcext:value-type="float">
            <text:p>1.11E+14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226798385326556" calcext:value-type="float">
            <text:p>2.27E-01</text:p>
          </table:table-cell>
          <table:table-cell table:style-name="ce3" office:value-type="float" office:value="3.65620821757538" calcext:value-type="float">
            <text:p>3.66E+00</text:p>
          </table:table-cell>
          <table:table-cell table:style-name="ce3" office:value-type="float" office:value="4.28871973430746" calcext:value-type="float">
            <text:p>4.29E+00</text:p>
          </table:table-cell>
          <table:table-cell table:style-name="ce3" office:value-type="float" office:value="24.30863748815" calcext:value-type="float">
            <text:p>2.43E+01</text:p>
          </table:table-cell>
          <table:table-cell table:style-name="ce3" table:formula="of:=AVERAGE([.R31:.U31])" office:value-type="float" office:value="8.12009095633984" calcext:value-type="float">
            <text:p>8.12E+00</text:p>
          </table:table-cell>
          <table:table-cell table:style-name="ce3" table:formula="of:=STDEV([.R31:.U31])" office:value-type="float" office:value="10.9389024582093" calcext:value-type="float">
            <text:p>1.09E+01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232326599934692" calcext:value-type="float">
            <text:p>2.32E-01</text:p>
          </table:table-cell>
          <table:table-cell table:style-name="ce3" office:value-type="float" office:value="0.226670160461395" calcext:value-type="float">
            <text:p>2.27E-01</text:p>
          </table:table-cell>
          <table:table-cell table:style-name="ce3" office:value-type="float" office:value="0.145369356589476" calcext:value-type="float">
            <text:p>1.45E-01</text:p>
          </table:table-cell>
          <table:table-cell table:style-name="ce3" office:value-type="float" office:value="0.158448474541944" calcext:value-type="float">
            <text:p>1.58E-01</text:p>
          </table:table-cell>
          <table:table-cell table:style-name="ce3" table:formula="of:=AVERAGE([.Z31:.AC31])" office:value-type="float" office:value="0.190703647881877" calcext:value-type="float">
            <text:p>1.91E-01</text:p>
          </table:table-cell>
          <table:table-cell table:style-name="ce3" table:formula="of:=STDEV([.Z31:.AC31])" office:value-type="float" office:value="0.0451724633631926" calcext:value-type="float">
            <text:p>4.52E-02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97.7193744440765" calcext:value-type="float">
            <text:p>9.77E+01</text:p>
          </table:table-cell>
          <table:table-cell table:style-name="ce4" office:value-type="float" office:value="103.737778667995" calcext:value-type="float">
            <text:p>1.04E+02</text:p>
          </table:table-cell>
          <table:table-cell table:style-name="ce4" office:value-type="float" office:value="70.1994708283683" calcext:value-type="float">
            <text:p>7.02E+01</text:p>
          </table:table-cell>
          <table:table-cell table:style-name="ce4" office:value-type="float" office:value="49.3655224428558" calcext:value-type="float">
            <text:p>4.94E+01</text:p>
          </table:table-cell>
          <table:table-cell table:style-name="ce4" table:formula="of:=AVERAGE([.B32:.E32])" office:value-type="float" office:value="80.2555365958238" calcext:value-type="float">
            <text:p>8.03E+01</text:p>
          </table:table-cell>
          <table:table-cell table:style-name="ce4" table:formula="of:=STDEV([.B32:.E32])" office:value-type="float" office:value="25.2436048549334" calcext:value-type="float">
            <text:p>2.52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2.60515178000378" calcext:value-type="float">
            <text:p>2.61E+00</text:p>
          </table:table-cell>
          <table:table-cell table:style-name="ce14" table:number-columns-repeated="2"/>
          <table:table-cell table:style-name="ce4" office:value-type="float" office:value="29.8473180171351" calcext:value-type="float">
            <text:p>2.98E+01</text:p>
          </table:table-cell>
          <table:table-cell table:style-name="ce4" table:formula="of:=AVERAGE([.J32:.M32])" office:value-type="float" office:value="16.2262348985694" calcext:value-type="float">
            <text:p>1.62E+01</text:p>
          </table:table-cell>
          <table:table-cell table:style-name="ce4" table:formula="of:=STDEV([.J32:.M32])" office:value-type="float" office:value="19.2631204804868" calcext:value-type="float">
            <text:p>1.93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38.5814170972391" calcext:value-type="float">
            <text:p>3.86E+01</text:p>
          </table:table-cell>
          <table:table-cell table:style-name="ce4" office:value-type="float" office:value="13.6845022019526" calcext:value-type="float">
            <text:p>1.37E+01</text:p>
          </table:table-cell>
          <table:table-cell table:style-name="ce4" office:value-type="float" office:value="16.3044349467516" calcext:value-type="float">
            <text:p>1.63E+01</text:p>
          </table:table-cell>
          <table:table-cell table:style-name="ce4" office:value-type="float" office:value="233.398030774228" calcext:value-type="float">
            <text:p>2.33E+02</text:p>
          </table:table-cell>
          <table:table-cell table:style-name="ce4" table:formula="of:=AVERAGE([.R32:.U32])" office:value-type="float" office:value="75.4920962550428" calcext:value-type="float">
            <text:p>7.55E+01</text:p>
          </table:table-cell>
          <table:table-cell table:style-name="ce4" table:formula="of:=STDEV([.R32:.U32])" office:value-type="float" office:value="105.861608284974" calcext:value-type="float">
            <text:p>1.06E+02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35.7232665587472" calcext:value-type="float">
            <text:p>3.57E+01</text:p>
          </table:table-cell>
          <table:table-cell table:style-name="ce4" office:value-type="float" office:value="36.6649983639605" calcext:value-type="float">
            <text:p>3.67E+01</text:p>
          </table:table-cell>
          <table:table-cell table:style-name="ce4" office:value-type="float" office:value="43.5663807860084" calcext:value-type="float">
            <text:p>4.36E+01</text:p>
          </table:table-cell>
          <table:table-cell table:style-name="ce4" office:value-type="float" office:value="55.1667056355816" calcext:value-type="float">
            <text:p>5.52E+01</text:p>
          </table:table-cell>
          <table:table-cell table:style-name="ce4" table:formula="of:=AVERAGE([.Z32:.AC32])" office:value-type="float" office:value="42.7803378360744" calcext:value-type="float">
            <text:p>4.28E+01</text:p>
          </table:table-cell>
          <table:table-cell table:style-name="ce4" table:formula="of:=STDEV([.Z32:.AC32])" office:value-type="float" office:value="8.96734079231" calcext:value-type="float">
            <text:p>8.97E+00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D(B)</text:p>
          </table:table-cell>
          <table:table-cell table:style-name="ce3" office:value-type="float" office:value="105.195405697159" calcext:value-type="float">
            <text:p>1.05E+02</text:p>
          </table:table-cell>
          <table:table-cell table:style-name="ce3" office:value-type="float" office:value="101.774351549231" calcext:value-type="float">
            <text:p>1.02E+02</text:p>
          </table:table-cell>
          <table:table-cell table:style-name="ce3" office:value-type="float" office:value="198.797749390356" calcext:value-type="float">
            <text:p>1.99E+02</text:p>
          </table:table-cell>
          <table:table-cell table:style-name="ce3" office:value-type="float" office:value="149.581684571943" calcext:value-type="float">
            <text:p>1.50E+02</text:p>
          </table:table-cell>
          <table:table-cell table:style-name="ce3" table:formula="of:=AVERAGE([.B33:.E33])" office:value-type="float" office:value="138.837297802172" calcext:value-type="float">
            <text:p>1.39E+02</text:p>
          </table:table-cell>
          <table:table-cell table:style-name="ce3" table:formula="of:=STDEV([.B33:.E33])" office:value-type="float" office:value="45.5197264603351" calcext:value-type="float">
            <text:p>4.55E+01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2195.95265318193" calcext:value-type="float">
            <text:p>2.20E+03</text:p>
          </table:table-cell>
          <table:table-cell table:style-name="ce3" office:value-type="float" office:value="5099160243.48827" calcext:value-type="float">
            <text:p>5.10E+09</text:p>
          </table:table-cell>
          <table:table-cell table:style-name="ce3" office:value-type="float" office:value="7.80580031696943E+018" calcext:value-type="float">
            <text:p>7.81E+18</text:p>
          </table:table-cell>
          <table:table-cell table:style-name="ce3" office:value-type="float" office:value="129.464780688173" calcext:value-type="float">
            <text:p>1.29E+02</text:p>
          </table:table-cell>
          <table:table-cell table:style-name="ce3" table:formula="of:=AVERAGE([.J33:.M33])" office:value-type="float" office:value="1.95145008051715E+018" calcext:value-type="float">
            <text:p>1.95E+18</text:p>
          </table:table-cell>
          <table:table-cell table:style-name="ce3" table:formula="of:=STDEV([.J33:.M33])" office:value-type="float" office:value="3.90290015763485E+018" calcext:value-type="float">
            <text:p>3.90E+18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129.716994215337" calcext:value-type="float">
            <text:p>1.30E+02</text:p>
          </table:table-cell>
          <table:table-cell table:style-name="ce3" office:value-type="float" office:value="6.29950024189856" calcext:value-type="float">
            <text:p>6.30E+00</text:p>
          </table:table-cell>
          <table:table-cell table:style-name="ce3" office:value-type="float" office:value="55.5516367755979" calcext:value-type="float">
            <text:p>5.56E+01</text:p>
          </table:table-cell>
          <table:table-cell table:style-name="ce3" office:value-type="float" office:value="429434.745327661" calcext:value-type="float">
            <text:p>4.29E+05</text:p>
          </table:table-cell>
          <table:table-cell table:style-name="ce3" table:formula="of:=AVERAGE([.R33:.U33])" office:value-type="float" office:value="107406.578364723" calcext:value-type="float">
            <text:p>1.07E+05</text:p>
          </table:table-cell>
          <table:table-cell table:style-name="ce3" table:formula="of:=STDEV([.R33:.U33])" office:value-type="float" office:value="214685.450634744" calcext:value-type="float">
            <text:p>2.15E+05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325.716249127676" calcext:value-type="float">
            <text:p>3.26E+02</text:p>
          </table:table-cell>
          <table:table-cell table:style-name="ce3" office:value-type="float" office:value="381.704932873864" calcext:value-type="float">
            <text:p>3.82E+02</text:p>
          </table:table-cell>
          <table:table-cell table:style-name="ce3" office:value-type="float" office:value="660.143161617601" calcext:value-type="float">
            <text:p>6.60E+02</text:p>
          </table:table-cell>
          <table:table-cell table:style-name="ce3" office:value-type="float" office:value="1187.57049932554" calcext:value-type="float">
            <text:p>1.19E+03</text:p>
          </table:table-cell>
          <table:table-cell table:style-name="ce3" table:formula="of:=AVERAGE([.Z33:.AC33])" office:value-type="float" office:value="638.783710736171" calcext:value-type="float">
            <text:p>6.39E+02</text:p>
          </table:table-cell>
          <table:table-cell table:style-name="ce3" table:formula="of:=STDEV([.Z33:.AC33])" office:value-type="float" office:value="394.006725415254" calcext:value-type="float">
            <text:p>3.94E+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float" office:value="3.45749343631398" calcext:value-type="float">
            <text:p>3.46E+00</text:p>
          </table:table-cell>
          <table:table-cell table:style-name="ce3" office:value-type="float" office:value="3.11619887279542" calcext:value-type="float">
            <text:p>3.12E+00</text:p>
          </table:table-cell>
          <table:table-cell table:style-name="ce3" office:value-type="float" office:value="2.8376783822895" calcext:value-type="float">
            <text:p>2.84E+00</text:p>
          </table:table-cell>
          <table:table-cell table:style-name="ce3" office:value-type="float" office:value="2.34215515205557" calcext:value-type="float">
            <text:p>2.34E+00</text:p>
          </table:table-cell>
          <table:table-cell table:style-name="ce3" table:formula="of:=AVERAGE([.B34:.E34])" office:value-type="float" office:value="2.93838146086362" calcext:value-type="float">
            <text:p>2.94E+00</text:p>
          </table:table-cell>
          <table:table-cell table:style-name="ce3" table:formula="of:=STDEV([.B34:.E34])" office:value-type="float" office:value="0.471424506643173" calcext:value-type="float">
            <text:p>4.71E-01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-16709.6111784437" calcext:value-type="float">
            <text:p>-1.67E+04</text:p>
          </table:table-cell>
          <table:table-cell table:style-name="ce3" office:value-type="float" office:value="5.17697782169447" calcext:value-type="float">
            <text:p>5.18E+00</text:p>
          </table:table-cell>
          <table:table-cell table:style-name="ce3" office:value-type="float" office:value="5.10720459232726" calcext:value-type="float">
            <text:p>5.11E+00</text:p>
          </table:table-cell>
          <table:table-cell table:style-name="ce3" office:value-type="float" office:value="4.25649673547083" calcext:value-type="float">
            <text:p>4.26E+00</text:p>
          </table:table-cell>
          <table:table-cell table:style-name="ce3" table:formula="of:=AVERAGE([.J34:.M34])" office:value-type="float" office:value="-4173.76762482355" calcext:value-type="float">
            <text:p>-4.17E+03</text:p>
          </table:table-cell>
          <table:table-cell table:style-name="ce3" table:formula="of:=STDEV([.J34:.M34])" office:value-type="float" office:value="8357.22904622245" calcext:value-type="float">
            <text:p>8.36E+03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4.1806341191339" calcext:value-type="float">
            <text:p>4.18E+00</text:p>
          </table:table-cell>
          <table:table-cell table:style-name="ce3" office:value-type="float" office:value="-0.371559913260278" calcext:value-type="float">
            <text:p>-3.72E-01</text:p>
          </table:table-cell>
          <table:table-cell table:style-name="ce3" office:value-type="float" office:value="3.08189700809677" calcext:value-type="float">
            <text:p>3.08E+00</text:p>
          </table:table-cell>
          <table:table-cell table:style-name="ce3" office:value-type="float" office:value="5.41458409924084" calcext:value-type="float">
            <text:p>5.41E+00</text:p>
          </table:table-cell>
          <table:table-cell table:style-name="ce3" table:formula="of:=AVERAGE([.R34:.U34])" office:value-type="float" office:value="3.07638882830281" calcext:value-type="float">
            <text:p>3.08E+00</text:p>
          </table:table-cell>
          <table:table-cell table:style-name="ce3" table:formula="of:=STDEV([.R34:.U34])" office:value-type="float" office:value="2.48829899408215" calcext:value-type="float">
            <text:p>2.49E+00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4.36350048597288" calcext:value-type="float">
            <text:p>4.36E+00</text:p>
          </table:table-cell>
          <table:table-cell table:style-name="ce3" office:value-type="float" office:value="4.42176523073464" calcext:value-type="float">
            <text:p>4.42E+00</text:p>
          </table:table-cell>
          <table:table-cell table:style-name="ce3" office:value-type="float" office:value="4.50534897924061" calcext:value-type="float">
            <text:p>4.51E+00</text:p>
          </table:table-cell>
          <table:table-cell table:style-name="ce3" office:value-type="float" office:value="4.06498070357391" calcext:value-type="float">
            <text:p>4.06E+00</text:p>
          </table:table-cell>
          <table:table-cell table:style-name="ce3" table:formula="of:=AVERAGE([.Z34:.AC34])" office:value-type="float" office:value="4.33889884988051" calcext:value-type="float">
            <text:p>4.34E+00</text:p>
          </table:table-cell>
          <table:table-cell table:style-name="ce3" table:formula="of:=STDEV([.Z34:.AC34])" office:value-type="float" office:value="0.191667136823473" calcext:value-type="float">
            <text:p>1.92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C)</text:p>
          </table:table-cell>
          <table:table-cell table:style-name="ce3" office:value-type="float" office:value="0.0323263292954614" calcext:value-type="float">
            <text:p>3.23E-02</text:p>
          </table:table-cell>
          <table:table-cell table:style-name="ce3" office:value-type="float" office:value="0.0326656894047033" calcext:value-type="float">
            <text:p>3.27E-02</text:p>
          </table:table-cell>
          <table:table-cell table:style-name="ce3" office:value-type="float" office:value="0.313586489027495" calcext:value-type="float">
            <text:p>3.14E-01</text:p>
          </table:table-cell>
          <table:table-cell table:style-name="ce3" office:value-type="float" office:value="1.0529344086975" calcext:value-type="float">
            <text:p>1.05E+00</text:p>
          </table:table-cell>
          <table:table-cell table:style-name="ce3" table:formula="of:=AVERAGE([.B35:.E35])" office:value-type="float" office:value="0.357878229106291" calcext:value-type="float">
            <text:p>3.58E-01</text:p>
          </table:table-cell>
          <table:table-cell table:style-name="ce3" table:formula="of:=STDEV([.B35:.E35])" office:value-type="float" office:value="0.481944701695377" calcext:value-type="float">
            <text:p>4.82E-01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8323628586548.85" calcext:value-type="float">
            <text:p>8.32E+12</text:p>
          </table:table-cell>
          <table:table-cell table:style-name="ce3" office:value-type="float" office:value="0.0165407480394304" calcext:value-type="float">
            <text:p>1.65E-02</text:p>
          </table:table-cell>
          <table:table-cell table:style-name="ce3" office:value-type="float" office:value="0.0666155599515557" calcext:value-type="float">
            <text:p>6.66E-02</text:p>
          </table:table-cell>
          <table:table-cell table:style-name="ce3" office:value-type="float" office:value="0.556283969698877" calcext:value-type="float">
            <text:p>5.56E-01</text:p>
          </table:table-cell>
          <table:table-cell table:style-name="ce3" table:formula="of:=AVERAGE([.J35:.M35])" office:value-type="float" office:value="2080907146637.37" calcext:value-type="float">
            <text:p>2.08E+12</text:p>
          </table:table-cell>
          <table:table-cell table:style-name="ce3" table:formula="of:=STDEV([.J35:.M35])" office:value-type="float" office:value="4161814293274.32" calcext:value-type="float">
            <text:p>4.16E+12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0.291524993774693" calcext:value-type="float">
            <text:p>2.92E-01</text:p>
          </table:table-cell>
          <table:table-cell table:style-name="ce3" office:value-type="float" office:value="3.72374050717722" calcext:value-type="float">
            <text:p>3.72E+00</text:p>
          </table:table-cell>
          <table:table-cell table:style-name="ce3" office:value-type="float" office:value="4.42182729117199" calcext:value-type="float">
            <text:p>4.42E+00</text:p>
          </table:table-cell>
          <table:table-cell table:style-name="ce3" office:value-type="float" office:value="0.193736347974463" calcext:value-type="float">
            <text:p>1.94E-01</text:p>
          </table:table-cell>
          <table:table-cell table:style-name="ce3" table:formula="of:=AVERAGE([.R35:.U35])" office:value-type="float" office:value="2.15770728502459" calcext:value-type="float">
            <text:p>2.16E+00</text:p>
          </table:table-cell>
          <table:table-cell table:style-name="ce3" table:formula="of:=STDEV([.R35:.U35])" office:value-type="float" office:value="2.22998637072628" calcext:value-type="float">
            <text:p>2.23E+00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0.331596663143512" calcext:value-type="float">
            <text:p>3.32E-01</text:p>
          </table:table-cell>
          <table:table-cell table:style-name="ce3" office:value-type="float" office:value="0.329947876015627" calcext:value-type="float">
            <text:p>3.30E-01</text:p>
          </table:table-cell>
          <table:table-cell table:style-name="ce3" office:value-type="float" office:value="0.242612891373241" calcext:value-type="float">
            <text:p>2.43E-01</text:p>
          </table:table-cell>
          <table:table-cell table:style-name="ce3" office:value-type="float" office:value="0.273892993787432" calcext:value-type="float">
            <text:p>2.74E-01</text:p>
          </table:table-cell>
          <table:table-cell table:style-name="ce3" table:formula="of:=AVERAGE([.Z35:.AC35])" office:value-type="float" office:value="0.294512606079953" calcext:value-type="float">
            <text:p>2.95E-01</text:p>
          </table:table-cell>
          <table:table-cell table:style-name="ce3" table:formula="of:=STDEV([.Z35:.AC35])" office:value-type="float" office:value="0.0437783601087701" calcext:value-type="float">
            <text:p>4.38E-02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6" office:value-type="string" calcext:value-type="string">
            <text:p>q=0.7</text:p>
          </table:table-cell>
          <table:table-cell table:style-name="ce12" office:value-type="string" calcext:value-type="string">
            <text:p>ACT_T func4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0</text:p>
          </table:table-cell>
          <table:table-cell table:style-name="ce12" office:value-type="string" calcext:value-type="string">
            <text:p>ACT_T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5</text:p>
          </table:table-cell>
          <table:table-cell table:style-name="ce12" office:value-type="string" calcext:value-type="string">
            <text:p>ACT_T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2.0</text:p>
          </table:table-cell>
          <table:table-cell table:style-name="ce12" office:value-type="string" calcext:value-type="string">
            <text:p>ACT_T</text:p>
          </table:table-cell>
          <table:table-cell table:style-name="ce3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3.99373042805773" calcext:value-type="float">
            <text:p>3.99E+00</text:p>
          </table:table-cell>
          <table:table-cell table:style-name="ce3" office:value-type="float" office:value="4.04456998991197" calcext:value-type="float">
            <text:p>4.04E+00</text:p>
          </table:table-cell>
          <table:table-cell table:style-name="ce3" office:value-type="float" office:value="4.12515867181698" calcext:value-type="float">
            <text:p>4.13E+00</text:p>
          </table:table-cell>
          <table:table-cell table:style-name="ce3" office:value-type="float" office:value="4.15323714037964" calcext:value-type="float">
            <text:p>4.15E+00</text:p>
          </table:table-cell>
          <table:table-cell table:style-name="ce3" table:formula="of:=AVERAGE([.B39:.E39])" office:value-type="float" office:value="4.07917405754158" calcext:value-type="float">
            <text:p>4.08E+00</text:p>
          </table:table-cell>
          <table:table-cell table:style-name="ce3" table:formula="of:=STDEV([.B39:.E39])" office:value-type="float" office:value="0.0732529414777371" calcext:value-type="float">
            <text:p>7.33E-02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4.21290975553691" calcext:value-type="float">
            <text:p>4.21E+00</text:p>
          </table:table-cell>
          <table:table-cell table:style-name="ce3" office:value-type="float" office:value="3.96627314939967" calcext:value-type="float">
            <text:p>3.97E+00</text:p>
          </table:table-cell>
          <table:table-cell table:style-name="ce3" office:value-type="float" office:value="3.90803184450021" calcext:value-type="float">
            <text:p>3.91E+00</text:p>
          </table:table-cell>
          <table:table-cell table:style-name="ce3" office:value-type="float" office:value="4.192365009234" calcext:value-type="float">
            <text:p>4.19E+00</text:p>
          </table:table-cell>
          <table:table-cell table:style-name="ce3" table:formula="of:=AVERAGE([.J39:.M39])" office:value-type="float" office:value="4.0698949396677" calcext:value-type="float">
            <text:p>4.07E+00</text:p>
          </table:table-cell>
          <table:table-cell table:style-name="ce3" table:formula="of:=STDEV([.J39:.M39])" office:value-type="float" office:value="0.155337581300887" calcext:value-type="float">
            <text:p>1.55E-01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4.81220087653862" calcext:value-type="float">
            <text:p>4.81E+00</text:p>
          </table:table-cell>
          <table:table-cell table:style-name="ce3" office:value-type="float" office:value="4.88413254796635" calcext:value-type="float">
            <text:p>4.88E+00</text:p>
          </table:table-cell>
          <table:table-cell table:style-name="ce3" office:value-type="float" office:value="4.70784684209557" calcext:value-type="float">
            <text:p>4.71E+00</text:p>
          </table:table-cell>
          <table:table-cell table:style-name="ce3" office:value-type="float" office:value="4.48400614190684" calcext:value-type="float">
            <text:p>4.48E+00</text:p>
          </table:table-cell>
          <table:table-cell table:style-name="ce3" table:formula="of:=AVERAGE([.R39:.U39])" office:value-type="float" office:value="4.72204660212684" calcext:value-type="float">
            <text:p>4.72E+00</text:p>
          </table:table-cell>
          <table:table-cell table:style-name="ce3" table:formula="of:=STDEV([.R39:.U39])" office:value-type="float" office:value="0.174417641424348" calcext:value-type="float">
            <text:p>1.74E-01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4.18314265942611" calcext:value-type="float">
            <text:p>4.18E+00</text:p>
          </table:table-cell>
          <table:table-cell table:style-name="ce3" office:value-type="float" office:value="4.17254896369421" calcext:value-type="float">
            <text:p>4.17E+00</text:p>
          </table:table-cell>
          <table:table-cell table:style-name="ce3" office:value-type="float" office:value="4.04729022356444" calcext:value-type="float">
            <text:p>4.05E+00</text:p>
          </table:table-cell>
          <table:table-cell table:style-name="ce3" office:value-type="float" office:value="3.99790880437822" calcext:value-type="float">
            <text:p>4.00E+00</text:p>
          </table:table-cell>
          <table:table-cell table:style-name="ce3" table:formula="of:=AVERAGE([.Z39:.AC39])" office:value-type="float" office:value="4.10022266276574" calcext:value-type="float">
            <text:p>4.10E+00</text:p>
          </table:table-cell>
          <table:table-cell table:style-name="ce3" table:formula="of:=STDEV([.Z39:.AC39])" office:value-type="float" office:value="0.0919724386072462" calcext:value-type="float">
            <text:p>9.20E-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A)</text:p>
          </table:table-cell>
          <table:table-cell table:style-name="ce3" office:value-type="float" office:value="0.0043033025501546" calcext:value-type="float">
            <text:p>4.30E-03</text:p>
          </table:table-cell>
          <table:table-cell table:style-name="ce3" office:value-type="float" office:value="0.00481037538129142" calcext:value-type="float">
            <text:p>4.81E-03</text:p>
          </table:table-cell>
          <table:table-cell table:style-name="ce3" office:value-type="float" office:value="0.00398955840649653" calcext:value-type="float">
            <text:p>3.99E-03</text:p>
          </table:table-cell>
          <table:table-cell table:style-name="ce3" office:value-type="float" office:value="0.00296395928964092" calcext:value-type="float">
            <text:p>2.96E-03</text:p>
          </table:table-cell>
          <table:table-cell table:style-name="ce3" table:formula="of:=AVERAGE([.B40:.E40])" office:value-type="float" office:value="0.00401679890689587" calcext:value-type="float">
            <text:p>4.02E-03</text:p>
          </table:table-cell>
          <table:table-cell table:style-name="ce3" table:formula="of:=STDEV([.B40:.E40])" office:value-type="float" office:value="0.00077911515255837" calcext:value-type="float">
            <text:p>7.79E-04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00363104181948248" calcext:value-type="float">
            <text:p>3.63E-03</text:p>
          </table:table-cell>
          <table:table-cell table:style-name="ce3" office:value-type="float" office:value="0.0102932741291618" calcext:value-type="float">
            <text:p>1.03E-02</text:p>
          </table:table-cell>
          <table:table-cell table:style-name="ce3" office:value-type="float" office:value="0.014292369669559" calcext:value-type="float">
            <text:p>1.43E-02</text:p>
          </table:table-cell>
          <table:table-cell table:style-name="ce3" office:value-type="float" office:value="0.00259153132581628" calcext:value-type="float">
            <text:p>2.59E-03</text:p>
          </table:table-cell>
          <table:table-cell table:style-name="ce3" table:formula="of:=AVERAGE([.J40:.M40])" office:value-type="float" office:value="0.0077020542360049" calcext:value-type="float">
            <text:p>7.70E-03</text:p>
          </table:table-cell>
          <table:table-cell table:style-name="ce3" table:formula="of:=STDEV([.J40:.M40])" office:value-type="float" office:value="0.00556289087194408" calcext:value-type="float">
            <text:p>5.56E-03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0113387818623093" calcext:value-type="float">
            <text:p>1.13E-02</text:p>
          </table:table-cell>
          <table:table-cell table:style-name="ce3" office:value-type="float" office:value="0.00284295002320885" calcext:value-type="float">
            <text:p>2.84E-03</text:p>
          </table:table-cell>
          <table:table-cell table:style-name="ce3" office:value-type="float" office:value="0.00465798015356966" calcext:value-type="float">
            <text:p>4.66E-03</text:p>
          </table:table-cell>
          <table:table-cell table:style-name="ce3" office:value-type="float" office:value="0.0162840907028133" calcext:value-type="float">
            <text:p>1.63E-02</text:p>
          </table:table-cell>
          <table:table-cell table:style-name="ce3" table:formula="of:=AVERAGE([.R40:.U40])" office:value-type="float" office:value="0.00878095068547528" calcext:value-type="float">
            <text:p>8.78E-03</text:p>
          </table:table-cell>
          <table:table-cell table:style-name="ce3" table:formula="of:=STDEV([.R40:.U40])" office:value-type="float" office:value="0.00619403875569089" calcext:value-type="float">
            <text:p>6.19E-03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0.0146667881639123" calcext:value-type="float">
            <text:p>1.47E-02</text:p>
          </table:table-cell>
          <table:table-cell table:style-name="ce3" office:value-type="float" office:value="0.0157676440483958" calcext:value-type="float">
            <text:p>1.58E-02</text:p>
          </table:table-cell>
          <table:table-cell table:style-name="ce3" office:value-type="float" office:value="0.0143180135183471" calcext:value-type="float">
            <text:p>1.43E-02</text:p>
          </table:table-cell>
          <table:table-cell table:style-name="ce3" office:value-type="float" office:value="0.0195078289512457" calcext:value-type="float">
            <text:p>1.95E-02</text:p>
          </table:table-cell>
          <table:table-cell table:style-name="ce3" table:formula="of:=AVERAGE([.Z40:.AC40])" office:value-type="float" office:value="0.0160650686704752" calcext:value-type="float">
            <text:p>1.61E-02</text:p>
          </table:table-cell>
          <table:table-cell table:style-name="ce3" table:formula="of:=STDEV([.Z40:.AC40])" office:value-type="float" office:value="0.00237686416918604" calcext:value-type="float">
            <text:p>2.38E-03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56.8318407109287" calcext:value-type="float">
            <text:p>5.68E+01</text:p>
          </table:table-cell>
          <table:table-cell table:style-name="ce4" office:value-type="float" office:value="69.1914357464672" calcext:value-type="float">
            <text:p>6.92E+01</text:p>
          </table:table-cell>
          <table:table-cell table:style-name="ce4" office:value-type="float" office:value="56.0936002458624" calcext:value-type="float">
            <text:p>5.61E+01</text:p>
          </table:table-cell>
          <table:table-cell table:style-name="ce4" office:value-type="float" office:value="46.0458369448401" calcext:value-type="float">
            <text:p>4.60E+01</text:p>
          </table:table-cell>
          <table:table-cell table:style-name="ce4" table:formula="of:=AVERAGE([.B41:.E41])" office:value-type="float" office:value="57.0406784120246" calcext:value-type="float">
            <text:p>5.70E+01</text:p>
          </table:table-cell>
          <table:table-cell table:style-name="ce4" table:formula="of:=STDEV([.B41:.E41])" office:value-type="float" office:value="9.47748231207793" calcext:value-type="float">
            <text:p>9.48E+00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18.0585719474613" calcext:value-type="float">
            <text:p>1.81E+01</text:p>
          </table:table-cell>
          <table:table-cell table:style-name="ce4" office:value-type="float" office:value="17.0343029031762" calcext:value-type="float">
            <text:p>1.70E+01</text:p>
          </table:table-cell>
          <table:table-cell table:style-name="ce4" office:value-type="float" office:value="17.1868109564563" calcext:value-type="float">
            <text:p>1.72E+01</text:p>
          </table:table-cell>
          <table:table-cell table:style-name="ce4" office:value-type="float" office:value="15.9872619840882" calcext:value-type="float">
            <text:p>1.60E+01</text:p>
          </table:table-cell>
          <table:table-cell table:style-name="ce4" table:formula="of:=AVERAGE([.J41:.M41])" office:value-type="float" office:value="17.0667369477955" calcext:value-type="float">
            <text:p>1.71E+01</text:p>
          </table:table-cell>
          <table:table-cell table:style-name="ce4" table:formula="of:=STDEV([.J41:.M41])" office:value-type="float" office:value="0.849406184468329" calcext:value-type="float">
            <text:p>8.49E-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19.5874656573815" calcext:value-type="float">
            <text:p>1.96E+01</text:p>
          </table:table-cell>
          <table:table-cell table:style-name="ce4" office:value-type="float" office:value="18.0704224014101" calcext:value-type="float">
            <text:p>1.81E+01</text:p>
          </table:table-cell>
          <table:table-cell table:style-name="ce4" office:value-type="float" office:value="13.5310418394623" calcext:value-type="float">
            <text:p>1.35E+01</text:p>
          </table:table-cell>
          <table:table-cell table:style-name="ce4" office:value-type="float" office:value="14.5431759089231" calcext:value-type="float">
            <text:p>1.45E+01</text:p>
          </table:table-cell>
          <table:table-cell table:style-name="ce4" table:formula="of:=AVERAGE([.R41:.U41])" office:value-type="float" office:value="16.4330264517942" calcext:value-type="float">
            <text:p>1.64E+01</text:p>
          </table:table-cell>
          <table:table-cell table:style-name="ce4" table:formula="of:=STDEV([.R41:.U41])" office:value-type="float" office:value="2.86499575114089" calcext:value-type="float">
            <text:p>2.86E+00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13.6548378996782" calcext:value-type="float">
            <text:p>1.37E+01</text:p>
          </table:table-cell>
          <table:table-cell table:style-name="ce4" office:value-type="float" office:value="13.3810627069999" calcext:value-type="float">
            <text:p>1.34E+01</text:p>
          </table:table-cell>
          <table:table-cell table:style-name="ce4" office:value-type="float" office:value="13.0413391417557" calcext:value-type="float">
            <text:p>1.30E+01</text:p>
          </table:table-cell>
          <table:table-cell table:style-name="ce4" office:value-type="float" office:value="17.7748288962161" calcext:value-type="float">
            <text:p>1.78E+01</text:p>
          </table:table-cell>
          <table:table-cell table:style-name="ce4" table:formula="of:=AVERAGE([.Z41:.AC41])" office:value-type="float" office:value="14.4630171611625" calcext:value-type="float">
            <text:p>1.45E+01</text:p>
          </table:table-cell>
          <table:table-cell table:style-name="ce4" table:formula="of:=STDEV([.Z41:.AC41])" office:value-type="float" office:value="2.22208944606035" calcext:value-type="float">
            <text:p>2.22E+00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D(B)</text:p>
          </table:table-cell>
          <table:table-cell table:style-name="ce3" office:value-type="float" office:value="22.7216493091183" calcext:value-type="float">
            <text:p>2.27E+01</text:p>
          </table:table-cell>
          <table:table-cell table:style-name="ce3" office:value-type="float" office:value="28.2537087172769" calcext:value-type="float">
            <text:p>2.83E+01</text:p>
          </table:table-cell>
          <table:table-cell table:style-name="ce3" office:value-type="float" office:value="19.5711115972027" calcext:value-type="float">
            <text:p>1.96E+01</text:p>
          </table:table-cell>
          <table:table-cell table:style-name="ce3" office:value-type="float" office:value="12.5994736612823" calcext:value-type="float">
            <text:p>1.26E+01</text:p>
          </table:table-cell>
          <table:table-cell table:style-name="ce3" table:formula="of:=AVERAGE([.B42:.E42])" office:value-type="float" office:value="20.78648582122" calcext:value-type="float">
            <text:p>2.08E+01</text:p>
          </table:table-cell>
          <table:table-cell table:style-name="ce3" table:formula="of:=STDEV([.B42:.E42])" office:value-type="float" office:value="6.53219151882081" calcext:value-type="float">
            <text:p>6.53E+00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3.61028969116978" calcext:value-type="float">
            <text:p>3.61E+00</text:p>
          </table:table-cell>
          <table:table-cell table:style-name="ce3" office:value-type="float" office:value="11.3137256810464" calcext:value-type="float">
            <text:p>1.13E+01</text:p>
          </table:table-cell>
          <table:table-cell table:style-name="ce3" office:value-type="float" office:value="16.2264332401709" calcext:value-type="float">
            <text:p>1.62E+01</text:p>
          </table:table-cell>
          <table:table-cell table:style-name="ce3" office:value-type="float" office:value="2.50804690682312" calcext:value-type="float">
            <text:p>2.51E+00</text:p>
          </table:table-cell>
          <table:table-cell table:style-name="ce3" table:formula="of:=AVERAGE([.J42:.M42])" office:value-type="float" office:value="8.41462387980254" calcext:value-type="float">
            <text:p>8.41E+00</text:p>
          </table:table-cell>
          <table:table-cell table:style-name="ce3" table:formula="of:=STDEV([.J42:.M42])" office:value-type="float" office:value="6.51660533484805" calcext:value-type="float">
            <text:p>6.52E+00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6.06158391588382" calcext:value-type="float">
            <text:p>6.06E+00</text:p>
          </table:table-cell>
          <table:table-cell table:style-name="ce3" office:value-type="float" office:value="1.40192860398051" calcext:value-type="float">
            <text:p>1.40E+00</text:p>
          </table:table-cell>
          <table:table-cell table:style-name="ce3" office:value-type="float" office:value="2.13066682215186" calcext:value-type="float">
            <text:p>2.13E+00</text:p>
          </table:table-cell>
          <table:table-cell table:style-name="ce3" office:value-type="float" office:value="8.46010670861227" calcext:value-type="float">
            <text:p>8.46E+00</text:p>
          </table:table-cell>
          <table:table-cell table:style-name="ce3" table:formula="of:=AVERAGE([.R42:.U42])" office:value-type="float" office:value="4.51357151265712" calcext:value-type="float">
            <text:p>4.51E+00</text:p>
          </table:table-cell>
          <table:table-cell table:style-name="ce3" table:formula="of:=STDEV([.R42:.U42])" office:value-type="float" office:value="3.33326860646853" calcext:value-type="float">
            <text:p>3.33E+00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5.98438684644825" calcext:value-type="float">
            <text:p>5.98E+00</text:p>
          </table:table-cell>
          <table:table-cell table:style-name="ce3" office:value-type="float" office:value="6.3896109648452" calcext:value-type="float">
            <text:p>6.39E+00</text:p>
          </table:table-cell>
          <table:table-cell table:style-name="ce3" office:value-type="float" office:value="6.07644711732126" calcext:value-type="float">
            <text:p>6.08E+00</text:p>
          </table:table-cell>
          <table:table-cell table:style-name="ce3" office:value-type="float" office:value="10.3279577844399" calcext:value-type="float">
            <text:p>1.03E+01</text:p>
          </table:table-cell>
          <table:table-cell table:style-name="ce3" table:formula="of:=AVERAGE([.Z42:.AC42])" office:value-type="float" office:value="7.19460067826366" calcext:value-type="float">
            <text:p>7.19E+00</text:p>
          </table:table-cell>
          <table:table-cell table:style-name="ce3" table:formula="of:=STDEV([.Z42:.AC42])" office:value-type="float" office:value="2.09609319911276" calcext:value-type="float">
            <text:p>2.10E+00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6" office:value-type="string" calcext:value-type="string">
            <text:p>q=0.7</text:p>
          </table:table-cell>
          <table:table-cell table:style-name="ce12" office:value-type="string" calcext:value-type="string">
            <text:p>ACT_A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0</text:p>
          </table:table-cell>
          <table:table-cell table:style-name="ce12" office:value-type="string" calcext:value-type="string">
            <text:p>ACT_A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1.5</text:p>
          </table:table-cell>
          <table:table-cell table:style-name="ce12" office:value-type="string" calcext:value-type="string">
            <text:p>ACT_A</text:p>
          </table:table-cell>
          <table:table-cell table:style-name="ce3" table:number-columns-repeated="5"/>
          <table:table-cell/>
          <table:table-cell table:style-name="ce6" office:value-type="string" calcext:value-type="string">
            <text:p>q=2.0</text:p>
          </table:table-cell>
          <table:table-cell table:style-name="ce12" office:value-type="string" calcext:value-type="string">
            <text:p>ACT_A</text:p>
          </table:table-cell>
          <table:table-cell table:style-name="ce3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# Serie1</text:p>
          </table:table-cell>
          <table:table-cell table:style-name="ce3" office:value-type="string" calcext:value-type="string">
            <text:p><text:s/>Serie2</text:p>
          </table:table-cell>
          <table:table-cell table:style-name="ce3" office:value-type="string" calcext:value-type="string">
            <text:p><text:s/>Serie3</text:p>
          </table:table-cell>
          <table:table-cell table:style-name="ce3" office:value-type="string" calcext:value-type="string">
            <text:p><text:s/>Serie4</text:p>
          </table:table-cell>
          <table:table-cell table:style-name="ce3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3768627.99431392" calcext:value-type="float">
            <text:p>3.77E+06</text:p>
          </table:table-cell>
          <table:table-cell table:style-name="ce3" office:value-type="float" office:value="4280677.89022023" calcext:value-type="float">
            <text:p>4.28E+06</text:p>
          </table:table-cell>
          <table:table-cell table:style-name="ce3" office:value-type="float" office:value="4353846.33685096" calcext:value-type="float">
            <text:p>4.35E+06</text:p>
          </table:table-cell>
          <table:table-cell table:style-name="ce3" office:value-type="float" office:value="3889711.87265921" calcext:value-type="float">
            <text:p>3.89E+06</text:p>
          </table:table-cell>
          <table:table-cell table:style-name="ce3" table:formula="of:=AVERAGE([.B46:.E46])" office:value-type="float" office:value="4073216.02351108" calcext:value-type="float">
            <text:p>4.07E+06</text:p>
          </table:table-cell>
          <table:table-cell table:style-name="ce3" table:formula="of:=STDEV([.B46:.E46])" office:value-type="float" office:value="287658.037615129" calcext:value-type="float">
            <text:p>2.88E+05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3257292.3093329" calcext:value-type="float">
            <text:p>3.26E+06</text:p>
          </table:table-cell>
          <table:table-cell table:style-name="ce3" office:value-type="float" office:value="3461008.88726593" calcext:value-type="float">
            <text:p>3.46E+06</text:p>
          </table:table-cell>
          <table:table-cell table:style-name="ce3" office:value-type="float" office:value="3165020.60492509" calcext:value-type="float">
            <text:p>3.17E+06</text:p>
          </table:table-cell>
          <table:table-cell table:style-name="ce3" office:value-type="float" office:value="3075611.01477415" calcext:value-type="float">
            <text:p>3.08E+06</text:p>
          </table:table-cell>
          <table:table-cell table:style-name="ce3" table:formula="of:=AVERAGE([.J46:.M46])" office:value-type="float" office:value="3239733.20407452" calcext:value-type="float">
            <text:p>3.24E+06</text:p>
          </table:table-cell>
          <table:table-cell table:style-name="ce3" table:formula="of:=STDEV([.J46:.M46])" office:value-type="float" office:value="165115.429969171" calcext:value-type="float">
            <text:p>1.65E+05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3432915.15164204" calcext:value-type="float">
            <text:p>3.43E+06</text:p>
          </table:table-cell>
          <table:table-cell table:style-name="ce3" office:value-type="float" office:value="4395012.44920422" calcext:value-type="float">
            <text:p>4.40E+06</text:p>
          </table:table-cell>
          <table:table-cell table:style-name="ce3" office:value-type="float" office:value="2679357.04418608" calcext:value-type="float">
            <text:p>2.68E+06</text:p>
          </table:table-cell>
          <table:table-cell table:style-name="ce3" office:value-type="float" office:value="2670677.40504856" calcext:value-type="float">
            <text:p>2.67E+06</text:p>
          </table:table-cell>
          <table:table-cell table:style-name="ce3" table:formula="of:=AVERAGE([.R46:.U46])" office:value-type="float" office:value="3294490.51252023" calcext:value-type="float">
            <text:p>3.29E+06</text:p>
          </table:table-cell>
          <table:table-cell table:style-name="ce3" table:formula="of:=STDEV([.R46:.U46])" office:value-type="float" office:value="816055.93982213" calcext:value-type="float">
            <text:p>8.16E+05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float" office:value="2214957.17071632" calcext:value-type="float">
            <text:p>2.21E+06</text:p>
          </table:table-cell>
          <table:table-cell table:style-name="ce3" office:value-type="float" office:value="2053440.29193841" calcext:value-type="float">
            <text:p>2.05E+06</text:p>
          </table:table-cell>
          <table:table-cell table:style-name="ce3" office:value-type="float" office:value="2348318.46666627" calcext:value-type="float">
            <text:p>2.35E+06</text:p>
          </table:table-cell>
          <table:table-cell table:style-name="ce3" office:value-type="float" office:value="2519459.46960528" calcext:value-type="float">
            <text:p>2.52E+06</text:p>
          </table:table-cell>
          <table:table-cell table:style-name="ce3" table:formula="of:=AVERAGE([.Z46:.AC46])" office:value-type="float" office:value="2284043.84973157" calcext:value-type="float">
            <text:p>2.28E+06</text:p>
          </table:table-cell>
          <table:table-cell table:style-name="ce3" table:formula="of:=STDEV([.Z46:.AC46])" office:value-type="float" office:value="197907.984129702" calcext:value-type="float">
            <text:p>1.98E+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A)</text:p>
          </table:table-cell>
          <table:table-cell table:style-name="ce3" office:value-type="float" office:value="34555584624.1927" calcext:value-type="float">
            <text:p>3.46E+10</text:p>
          </table:table-cell>
          <table:table-cell table:style-name="ce3" office:value-type="float" office:value="31518321645.2472" calcext:value-type="float">
            <text:p>3.15E+10</text:p>
          </table:table-cell>
          <table:table-cell table:style-name="ce3" office:value-type="float" office:value="5082541015.05701" calcext:value-type="float">
            <text:p>5.08E+09</text:p>
          </table:table-cell>
          <table:table-cell table:style-name="ce3" office:value-type="float" office:value="6551171967.55036" calcext:value-type="float">
            <text:p>6.55E+09</text:p>
          </table:table-cell>
          <table:table-cell table:style-name="ce3" table:formula="of:=AVERAGE([.B47:.E47])" office:value-type="float" office:value="19426904813.0118" calcext:value-type="float">
            <text:p>1.94E+10</text:p>
          </table:table-cell>
          <table:table-cell table:style-name="ce3" table:formula="of:=STDEV([.B47:.E47])" office:value-type="float" office:value="15775768157.9046" calcext:value-type="float">
            <text:p>1.58E+10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47222543177.5383" calcext:value-type="float">
            <text:p>4.72E+10</text:p>
          </table:table-cell>
          <table:table-cell table:style-name="ce3" office:value-type="float" office:value="490872976259.362" calcext:value-type="float">
            <text:p>4.91E+11</text:p>
          </table:table-cell>
          <table:table-cell table:style-name="ce3" office:value-type="float" office:value="35253117648.3609" calcext:value-type="float">
            <text:p>3.53E+10</text:p>
          </table:table-cell>
          <table:table-cell table:style-name="ce3" office:value-type="float" office:value="41948764209.3641" calcext:value-type="float">
            <text:p>4.19E+10</text:p>
          </table:table-cell>
          <table:table-cell table:style-name="ce3" table:formula="of:=AVERAGE([.J47:.M47])" office:value-type="float" office:value="153824350323.656" calcext:value-type="float">
            <text:p>1.54E+11</text:p>
          </table:table-cell>
          <table:table-cell table:style-name="ce3" table:formula="of:=STDEV([.J47:.M47])" office:value-type="float" office:value="224752460511.945" calcext:value-type="float">
            <text:p>2.25E+11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43564244775.4059" calcext:value-type="float">
            <text:p>4.36E+10</text:p>
          </table:table-cell>
          <table:table-cell table:style-name="ce3" office:value-type="float" office:value="136726742367.794" calcext:value-type="float">
            <text:p>1.37E+11</text:p>
          </table:table-cell>
          <table:table-cell table:style-name="ce3" office:value-type="float" office:value="75085411420.2894" calcext:value-type="float">
            <text:p>7.51E+10</text:p>
          </table:table-cell>
          <table:table-cell table:style-name="ce3" office:value-type="float" office:value="85589985207.8604" calcext:value-type="float">
            <text:p>8.56E+10</text:p>
          </table:table-cell>
          <table:table-cell table:style-name="ce3" table:formula="of:=AVERAGE([.R47:.U47])" office:value-type="float" office:value="85241595942.8373" calcext:value-type="float">
            <text:p>8.52E+10</text:p>
          </table:table-cell>
          <table:table-cell table:style-name="ce3" table:formula="of:=STDEV([.R47:.U47])" office:value-type="float" office:value="38691047034.4609" calcext:value-type="float">
            <text:p>3.87E+10</text:p>
          </table:table-cell>
          <table:table-cell/>
          <table:table-cell office:value-type="string" calcext:value-type="string">
            <text:p>SD(A)</text:p>
          </table:table-cell>
          <table:table-cell table:style-name="ce3" office:value-type="float" office:value="23234598839.3494" calcext:value-type="float">
            <text:p>2.32E+10</text:p>
          </table:table-cell>
          <table:table-cell table:style-name="ce3" office:value-type="float" office:value="29334800279.5242" calcext:value-type="float">
            <text:p>2.93E+10</text:p>
          </table:table-cell>
          <table:table-cell table:style-name="ce3" office:value-type="float" office:value="32523827115.9797" calcext:value-type="float">
            <text:p>3.25E+10</text:p>
          </table:table-cell>
          <table:table-cell table:style-name="ce3" office:value-type="float" office:value="45705861777.0935" calcext:value-type="float">
            <text:p>4.57E+10</text:p>
          </table:table-cell>
          <table:table-cell table:style-name="ce3" table:formula="of:=AVERAGE([.Z47:.AC47])" office:value-type="float" office:value="32699772002.9867" calcext:value-type="float">
            <text:p>3.27E+10</text:p>
          </table:table-cell>
          <table:table-cell table:style-name="ce3" table:formula="of:=STDEV([.Z47:.AC47])" office:value-type="float" office:value="9488622406.73412" calcext:value-type="float">
            <text:p>9.49E+09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249.123373958381" calcext:value-type="float">
            <text:p>2.49E+02</text:p>
          </table:table-cell>
          <table:table-cell table:style-name="ce4" office:value-type="float" office:value="236.032230062003" calcext:value-type="float">
            <text:p>2.36E+02</text:p>
          </table:table-cell>
          <table:table-cell table:style-name="ce4" office:value-type="float" office:value="208.816942184484" calcext:value-type="float">
            <text:p>2.09E+02</text:p>
          </table:table-cell>
          <table:table-cell table:style-name="ce4" office:value-type="float" office:value="172.243765328169" calcext:value-type="float">
            <text:p>1.72E+02</text:p>
          </table:table-cell>
          <table:table-cell table:style-name="ce4" table:formula="of:=AVERAGE([.B48:.E48])" office:value-type="float" office:value="216.554077883259" calcext:value-type="float">
            <text:p>2.17E+02</text:p>
          </table:table-cell>
          <table:table-cell table:style-name="ce4" table:formula="of:=STDEV([.B48:.E48])" office:value-type="float" office:value="33.9775638065194" calcext:value-type="float">
            <text:p>3.40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85.4487736832379" calcext:value-type="float">
            <text:p>8.54E+01</text:p>
          </table:table-cell>
          <table:table-cell table:style-name="ce4" office:value-type="float" office:value="197.279768649989" calcext:value-type="float">
            <text:p>1.97E+02</text:p>
          </table:table-cell>
          <table:table-cell table:style-name="ce4" office:value-type="float" office:value="100.480783009652" calcext:value-type="float">
            <text:p>1.00E+02</text:p>
          </table:table-cell>
          <table:table-cell table:style-name="ce4" office:value-type="float" office:value="64.9787096406235" calcext:value-type="float">
            <text:p>6.50E+01</text:p>
          </table:table-cell>
          <table:table-cell table:style-name="ce4" table:formula="of:=AVERAGE([.J48:.M48])" office:value-type="float" office:value="112.047008745876" calcext:value-type="float">
            <text:p>1.12E+02</text:p>
          </table:table-cell>
          <table:table-cell table:style-name="ce4" table:formula="of:=STDEV([.J48:.M48])" office:value-type="float" office:value="58.6551839930122" calcext:value-type="float">
            <text:p>5.87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59.0091243089892" calcext:value-type="float">
            <text:p>5.90E+01</text:p>
          </table:table-cell>
          <table:table-cell table:style-name="ce4" office:value-type="float" office:value="35.4995203918711" calcext:value-type="float">
            <text:p>3.55E+01</text:p>
          </table:table-cell>
          <table:table-cell table:style-name="ce4" office:value-type="float" office:value="36.1814506811194" calcext:value-type="float">
            <text:p>3.62E+01</text:p>
          </table:table-cell>
          <table:table-cell table:style-name="ce4" office:value-type="float" office:value="57.4361811280552" calcext:value-type="float">
            <text:p>5.74E+01</text:p>
          </table:table-cell>
          <table:table-cell table:style-name="ce4" table:formula="of:=AVERAGE([.R48:.U48])" office:value-type="float" office:value="47.0315691275087" calcext:value-type="float">
            <text:p>4.70E+01</text:p>
          </table:table-cell>
          <table:table-cell table:style-name="ce4" table:formula="of:=STDEV([.R48:.U48])" office:value-type="float" office:value="12.9412904733792" calcext:value-type="float">
            <text:p>1.29E+0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4" office:value-type="float" office:value="49.5046278659836" calcext:value-type="float">
            <text:p>4.95E+01</text:p>
          </table:table-cell>
          <table:table-cell table:style-name="ce4" office:value-type="float" office:value="49.3491155506892" calcext:value-type="float">
            <text:p>4.93E+01</text:p>
          </table:table-cell>
          <table:table-cell table:style-name="ce4" office:value-type="float" office:value="46.3869659372862" calcext:value-type="float">
            <text:p>4.64E+01</text:p>
          </table:table-cell>
          <table:table-cell table:style-name="ce4" office:value-type="float" office:value="77.7472925708186" calcext:value-type="float">
            <text:p>7.77E+01</text:p>
          </table:table-cell>
          <table:table-cell table:style-name="ce4" table:formula="of:=AVERAGE([.Z48:.AC48])" office:value-type="float" office:value="55.7470004811944" calcext:value-type="float">
            <text:p>5.57E+01</text:p>
          </table:table-cell>
          <table:table-cell table:style-name="ce4" table:formula="of:=STDEV([.Z48:.AC48])" office:value-type="float" office:value="14.7368387173443" calcext:value-type="float">
            <text:p>1.47E+01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D(B)</text:p>
          </table:table-cell>
          <table:table-cell table:style-name="ce3" office:value-type="float" office:value="1585.99990224809" calcext:value-type="float">
            <text:p>1.59E+03</text:p>
          </table:table-cell>
          <table:table-cell table:style-name="ce3" office:value-type="float" office:value="1131.13516076478" calcext:value-type="float">
            <text:p>1.13E+03</text:p>
          </table:table-cell>
          <table:table-cell table:style-name="ce3" office:value-type="float" office:value="168.975895409924" calcext:value-type="float">
            <text:p>1.69E+02</text:p>
          </table:table-cell>
          <table:table-cell table:style-name="ce3" office:value-type="float" office:value="177.894261104246" calcext:value-type="float">
            <text:p>1.78E+02</text:p>
          </table:table-cell>
          <table:table-cell table:style-name="ce3" table:formula="of:=AVERAGE([.B49:.E49])" office:value-type="float" office:value="766.00130488176" calcext:value-type="float">
            <text:p>7.66E+02</text:p>
          </table:table-cell>
          <table:table-cell table:style-name="ce3" table:formula="of:=STDEV([.B49:.E49])" office:value-type="float" office:value="708.99686574072" calcext:value-type="float">
            <text:p>7.09E+02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392.984313639195" calcext:value-type="float">
            <text:p>3.93E+02</text:p>
          </table:table-cell>
          <table:table-cell table:style-name="ce3" office:value-type="float" office:value="7227.34454974168" calcext:value-type="float">
            <text:p>7.23E+03</text:p>
          </table:table-cell>
          <table:table-cell table:style-name="ce3" office:value-type="float" office:value="536.485235747125" calcext:value-type="float">
            <text:p>5.36E+02</text:p>
          </table:table-cell>
          <table:table-cell table:style-name="ce3" office:value-type="float" office:value="106.084884152548" calcext:value-type="float">
            <text:p>1.06E+02</text:p>
          </table:table-cell>
          <table:table-cell table:style-name="ce3" table:formula="of:=AVERAGE([.J49:.M49])" office:value-type="float" office:value="2065.72474582014" calcext:value-type="float">
            <text:p>2.07E+03</text:p>
          </table:table-cell>
          <table:table-cell table:style-name="ce3" table:formula="of:=STDEV([.J49:.M49])" office:value-type="float" office:value="3445.72882567645" calcext:value-type="float">
            <text:p>3.45E+03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121.676210810974" calcext:value-type="float">
            <text:p>1.22E+02</text:p>
          </table:table-cell>
          <table:table-cell table:style-name="ce3" office:value-type="float" office:value="22.2657512606254" calcext:value-type="float">
            <text:p>2.23E+01</text:p>
          </table:table-cell>
          <table:table-cell table:style-name="ce3" office:value-type="float" office:value="35.6054883229331" calcext:value-type="float">
            <text:p>3.56E+01</text:p>
          </table:table-cell>
          <table:table-cell table:style-name="ce3" office:value-type="float" office:value="346.742624170496" calcext:value-type="float">
            <text:p>3.47E+02</text:p>
          </table:table-cell>
          <table:table-cell table:style-name="ce3" table:formula="of:=AVERAGE([.R49:.U49])" office:value-type="float" office:value="131.572518641257" calcext:value-type="float">
            <text:p>1.32E+02</text:p>
          </table:table-cell>
          <table:table-cell table:style-name="ce3" table:formula="of:=STDEV([.R49:.U49])" office:value-type="float" office:value="150.059712032085" calcext:value-type="float">
            <text:p>1.50E+02</text:p>
          </table:table-cell>
          <table:table-cell/>
          <table:table-cell office:value-type="string" calcext:value-type="string">
            <text:p>SD(B)</text:p>
          </table:table-cell>
          <table:table-cell table:style-name="ce3" office:value-type="float" office:value="129.046396055475" calcext:value-type="float">
            <text:p>1.29E+02</text:p>
          </table:table-cell>
          <table:table-cell table:style-name="ce3" office:value-type="float" office:value="186.88580519144" calcext:value-type="float">
            <text:p>1.87E+02</text:p>
          </table:table-cell>
          <table:table-cell table:style-name="ce3" office:value-type="float" office:value="118.503948611221" calcext:value-type="float">
            <text:p>1.19E+02</text:p>
          </table:table-cell>
          <table:table-cell table:style-name="ce3" office:value-type="float" office:value="480.373449967874" calcext:value-type="float">
            <text:p>4.80E+02</text:p>
          </table:table-cell>
          <table:table-cell table:style-name="ce3" table:formula="of:=AVERAGE([.Z49:.AC49])" office:value-type="float" office:value="228.702399956502" calcext:value-type="float">
            <text:p>2.29E+02</text:p>
          </table:table-cell>
          <table:table-cell table:style-name="ce3" table:formula="of:=STDEV([.Z49:.AC49])" office:value-type="float" office:value="170.452303009759" calcext:value-type="float">
            <text:p>1.70E+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float" office:value="1793251.30967593" calcext:value-type="float">
            <text:p>1.79E+06</text:p>
          </table:table-cell>
          <table:table-cell table:style-name="ce3" office:value-type="float" office:value="1340653.79176099" calcext:value-type="float">
            <text:p>1.34E+06</text:p>
          </table:table-cell>
          <table:table-cell table:style-name="ce3" office:value-type="float" office:value="1121913.09446943" calcext:value-type="float">
            <text:p>1.12E+06</text:p>
          </table:table-cell>
          <table:table-cell table:style-name="ce3" office:value-type="float" office:value="1302028.13477219" calcext:value-type="float">
            <text:p>1.30E+06</text:p>
          </table:table-cell>
          <table:table-cell table:style-name="ce3" table:formula="of:=AVERAGE([.B50:.E50])" office:value-type="float" office:value="1389461.58266964" calcext:value-type="float">
            <text:p>1.39E+06</text:p>
          </table:table-cell>
          <table:table-cell table:style-name="ce3" table:formula="of:=STDEV([.B50:.E50])" office:value-type="float" office:value="285572.609236632" calcext:value-type="float">
            <text:p>2.86E+05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1943801.78041862" calcext:value-type="float">
            <text:p>1.94E+06</text:p>
          </table:table-cell>
          <table:table-cell table:style-name="ce3" office:value-type="float" office:value="2675495.01054255" calcext:value-type="float">
            <text:p>2.68E+06</text:p>
          </table:table-cell>
          <table:table-cell table:style-name="ce3" office:value-type="float" office:value="2143130.706786" calcext:value-type="float">
            <text:p>2.14E+06</text:p>
          </table:table-cell>
          <table:table-cell table:style-name="ce3" office:value-type="float" office:value="1981707.34278796" calcext:value-type="float">
            <text:p>1.98E+06</text:p>
          </table:table-cell>
          <table:table-cell table:style-name="ce3" table:formula="of:=AVERAGE([.J50:.M50])" office:value-type="float" office:value="2186033.71013378" calcext:value-type="float">
            <text:p>2.19E+06</text:p>
          </table:table-cell>
          <table:table-cell table:style-name="ce3" table:formula="of:=STDEV([.J50:.M50])" office:value-type="float" office:value="337559.182198901" calcext:value-type="float">
            <text:p>3.38E+05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2541261.57093636" calcext:value-type="float">
            <text:p>2.54E+06</text:p>
          </table:table-cell>
          <table:table-cell table:style-name="ce3" office:value-type="float" office:value="1292113.94041383" calcext:value-type="float">
            <text:p>1.29E+06</text:p>
          </table:table-cell>
          <table:table-cell table:style-name="ce3" office:value-type="float" office:value="3022375.92312089" calcext:value-type="float">
            <text:p>3.02E+06</text:p>
          </table:table-cell>
          <table:table-cell table:style-name="ce3" office:value-type="float" office:value="3139513.68482743" calcext:value-type="float">
            <text:p>3.14E+06</text:p>
          </table:table-cell>
          <table:table-cell table:style-name="ce3" table:formula="of:=AVERAGE([.R50:.U50])" office:value-type="float" office:value="2498816.27982463" calcext:value-type="float">
            <text:p>2.50E+06</text:p>
          </table:table-cell>
          <table:table-cell table:style-name="ce3" table:formula="of:=STDEV([.R50:.U50])" office:value-type="float" office:value="845091.711698181" calcext:value-type="float">
            <text:p>8.45E+05</text:p>
          </table:table-cell>
          <table:table-cell/>
          <table:table-cell office:value-type="string" calcext:value-type="string">
            <text:p>C</text:p>
          </table:table-cell>
          <table:table-cell table:style-name="ce3" office:value-type="float" office:value="3117364.29788223" calcext:value-type="float">
            <text:p>3.12E+06</text:p>
          </table:table-cell>
          <table:table-cell table:style-name="ce3" office:value-type="float" office:value="3221433.96793607" calcext:value-type="float">
            <text:p>3.22E+06</text:p>
          </table:table-cell>
          <table:table-cell table:style-name="ce3" office:value-type="float" office:value="2910375.14101369" calcext:value-type="float">
            <text:p>2.91E+06</text:p>
          </table:table-cell>
          <table:table-cell table:style-name="ce3" office:value-type="float" office:value="3106711.92554244" calcext:value-type="float">
            <text:p>3.11E+06</text:p>
          </table:table-cell>
          <table:table-cell table:style-name="ce3" table:formula="of:=AVERAGE([.Z50:.AC50])" office:value-type="float" office:value="3088971.33309361" calcext:value-type="float">
            <text:p>3.09E+06</text:p>
          </table:table-cell>
          <table:table-cell table:style-name="ce3" table:formula="of:=STDEV([.Z50:.AC50])" office:value-type="float" office:value="129825.316643531" calcext:value-type="float">
            <text:p>1.30E+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D(C)</text:p>
          </table:table-cell>
          <table:table-cell table:style-name="ce3" office:value-type="float" office:value="17051128605.6895" calcext:value-type="float">
            <text:p>1.71E+10</text:p>
          </table:table-cell>
          <table:table-cell table:style-name="ce3" office:value-type="float" office:value="20361301655.5475" calcext:value-type="float">
            <text:p>2.04E+10</text:p>
          </table:table-cell>
          <table:table-cell table:style-name="ce3" office:value-type="float" office:value="5620823722.5457" calcext:value-type="float">
            <text:p>5.62E+09</text:p>
          </table:table-cell>
          <table:table-cell table:style-name="ce3" office:value-type="float" office:value="11361500720.3714" calcext:value-type="float">
            <text:p>1.14E+10</text:p>
          </table:table-cell>
          <table:table-cell table:style-name="ce3" table:formula="of:=AVERAGE([.B51:.E51])" office:value-type="float" office:value="13598688676.0385" calcext:value-type="float">
            <text:p>1.36E+10</text:p>
          </table:table-cell>
          <table:table-cell table:style-name="ce3" table:formula="of:=STDEV([.B51:.E51])" office:value-type="float" office:value="6488544134.18046" calcext:value-type="float">
            <text:p>6.49E+09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84575161412.7462" calcext:value-type="float">
            <text:p>8.46E+10</text:p>
          </table:table-cell>
          <table:table-cell table:style-name="ce3" office:value-type="float" office:value="31220298310.5368" calcext:value-type="float">
            <text:p>3.12E+10</text:p>
          </table:table-cell>
          <table:table-cell table:style-name="ce3" office:value-type="float" office:value="52921473168.5411" calcext:value-type="float">
            <text:p>5.29E+10</text:p>
          </table:table-cell>
          <table:table-cell table:style-name="ce3" office:value-type="float" office:value="64094797193.9083" calcext:value-type="float">
            <text:p>6.41E+10</text:p>
          </table:table-cell>
          <table:table-cell table:style-name="ce3" table:formula="of:=AVERAGE([.J51:.M51])" office:value-type="float" office:value="58202932521.4331" calcext:value-type="float">
            <text:p>5.82E+10</text:p>
          </table:table-cell>
          <table:table-cell table:style-name="ce3" table:formula="of:=STDEV([.J51:.M51])" office:value-type="float" office:value="22257320053.3357" calcext:value-type="float">
            <text:p>2.23E+10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75998006481.1789" calcext:value-type="float">
            <text:p>7.60E+10</text:p>
          </table:table-cell>
          <table:table-cell table:style-name="ce3" office:value-type="float" office:value="168270381118.853" calcext:value-type="float">
            <text:p>1.68E+11</text:p>
          </table:table-cell>
          <table:table-cell table:style-name="ce3" office:value-type="float" office:value="93270607753.8055" calcext:value-type="float">
            <text:p>9.33E+10</text:p>
          </table:table-cell>
          <table:table-cell table:style-name="ce3" office:value-type="float" office:value="146902744301.349" calcext:value-type="float">
            <text:p>1.47E+11</text:p>
          </table:table-cell>
          <table:table-cell table:style-name="ce3" table:formula="of:=AVERAGE([.R51:.U51])" office:value-type="float" office:value="121110434913.797" calcext:value-type="float">
            <text:p>1.21E+11</text:p>
          </table:table-cell>
          <table:table-cell table:style-name="ce3" table:formula="of:=STDEV([.R51:.U51])" office:value-type="float" office:value="43587042895.0059" calcext:value-type="float">
            <text:p>4.36E+10</text:p>
          </table:table-cell>
          <table:table-cell/>
          <table:table-cell office:value-type="string" calcext:value-type="string">
            <text:p>SD(C)</text:p>
          </table:table-cell>
          <table:table-cell table:style-name="ce3" office:value-type="float" office:value="41515933746.0796" calcext:value-type="float">
            <text:p>4.15E+10</text:p>
          </table:table-cell>
          <table:table-cell table:style-name="ce3" office:value-type="float" office:value="52380010259.8955" calcext:value-type="float">
            <text:p>5.24E+10</text:p>
          </table:table-cell>
          <table:table-cell table:style-name="ce3" office:value-type="float" office:value="56600420587.8254" calcext:value-type="float">
            <text:p>5.66E+10</text:p>
          </table:table-cell>
          <table:table-cell table:style-name="ce3" office:value-type="float" office:value="25264552303.3008" calcext:value-type="float">
            <text:p>2.53E+10</text:p>
          </table:table-cell>
          <table:table-cell table:style-name="ce3" table:formula="of:=AVERAGE([.Z51:.AC51])" office:value-type="float" office:value="43940229224.2753" calcext:value-type="float">
            <text:p>4.39E+10</text:p>
          </table:table-cell>
          <table:table-cell table:style-name="ce3" table:formula="of:=STDEV([.Z51:.AC51])" office:value-type="float" office:value="13978179021.9988" calcext:value-type="float">
            <text:p>1.40E+10</text:p>
          </table:table-cell>
          <table:table-cell table:number-columns-repeated="993"/>
        </table:table-row>
        <table:table-row table:style-name="ro1" table:number-rows-repeated="2">
          <table:table-cell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993"/>
        </table:table-row>
        <table:table-row table:style-name="ro2">
          <table:table-cell table:style-name="ce8" office:value-type="string" calcext:value-type="string">
            <text:p>Q</text:p>
          </table:table-cell>
          <table:table-cell table:style-name="ce13" office:value-type="string" calcext:value-type="string">
            <text:p>dep τ [min]</text:p>
          </table:table-cell>
          <table:table-cell table:style-name="ce13" office:value-type="string" calcext:value-type="string">
            <text:p>sco τ [min]</text:p>
          </table:table-cell>
          <table:table-cell table:style-name="ce13" office:value-type="string" calcext:value-type="string">
            <text:p>morphWact τ [min]</text:p>
          </table:table-cell>
          <table:table-cell table:style-name="ce13" office:value-type="string" calcext:value-type="string">
            <text:p>act_T τ [min] (func2)</text:p>
          </table:table-cell>
          <table:table-cell table:style-name="ce13" office:value-type="string" calcext:value-type="string">
            <text:p>act_T τ [min] (func4)</text:p>
          </table:table-cell>
          <table:table-cell table:style-name="ce13" office:value-type="string" calcext:value-type="string">
            <text:p>act_A τ [min]</text:p>
          </table:table-cell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2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2" office:value-type="float" office:value="0.7" calcext:value-type="float">
            <text:p>0.70</text:p>
          </table:table-cell>
          <table:table-cell table:style-name="ce3" table:formula="of:=+[.F5]" office:value-type="float" office:value="159.141114861717" calcext:value-type="float">
            <text:p>1.59E+02</text:p>
          </table:table-cell>
          <table:table-cell table:style-name="ce3" table:formula="of:=+[.F14]" office:value-type="float" office:value="215.750924820892" calcext:value-type="float">
            <text:p>2.16E+02</text:p>
          </table:table-cell>
          <table:table-cell table:style-name="ce3" table:formula="of:=+[.F23]" office:value-type="float" office:value="215.548840462995" calcext:value-type="float">
            <text:p>2.16E+02</text:p>
          </table:table-cell>
          <table:table-cell table:style-name="ce3" table:formula="of:=+[.F32]" office:value-type="float" office:value="80.2555365958238" calcext:value-type="float">
            <text:p>8.03E+01</text:p>
          </table:table-cell>
          <table:table-cell table:style-name="ce3" table:formula="of:=+[.F41]" office:value-type="float" office:value="57.0406784120246" calcext:value-type="float">
            <text:p>5.70E+01</text:p>
          </table:table-cell>
          <table:table-cell table:style-name="ce3" table:formula="of:=+[.F48]" office:value-type="float" office:value="216.554077883259" calcext:value-type="float">
            <text:p>2.17E+02</text:p>
          </table:table-cell>
          <table:table-cell table:number-columns-repeated="18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table:style-name="ce3" table:formula="of:=+[.N5]" office:value-type="float" office:value="164.715881834022" calcext:value-type="float">
            <text:p>1.65E+02</text:p>
          </table:table-cell>
          <table:table-cell table:style-name="ce3" table:formula="of:=+[.N14]" office:value-type="float" office:value="81.7456029624547" calcext:value-type="float">
            <text:p>8.17E+01</text:p>
          </table:table-cell>
          <table:table-cell table:style-name="ce3" table:formula="of:=+[.N23]" office:value-type="float" office:value="112.300020923406" calcext:value-type="float">
            <text:p>1.12E+02</text:p>
          </table:table-cell>
          <table:table-cell table:style-name="ce3" table:formula="of:=+[.N32]" office:value-type="float" office:value="16.2262348985694" calcext:value-type="float">
            <text:p>1.62E+01</text:p>
          </table:table-cell>
          <table:table-cell table:style-name="ce3" table:formula="of:=+[.N41]" office:value-type="float" office:value="17.0667369477955" calcext:value-type="float">
            <text:p>1.71E+01</text:p>
          </table:table-cell>
          <table:table-cell table:style-name="ce3" table:formula="of:=+[.N48]" office:value-type="float" office:value="112.047008745876" calcext:value-type="float">
            <text:p>1.12E+02</text:p>
          </table:table-cell>
          <table:table-cell table:number-columns-repeated="18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2" office:value-type="float" office:value="1.5" calcext:value-type="float">
            <text:p>1.50</text:p>
          </table:table-cell>
          <table:table-cell table:style-name="ce3" table:formula="of:=+[.V5]" office:value-type="float" office:value="44.9651236846581" calcext:value-type="float">
            <text:p>4.50E+01</text:p>
          </table:table-cell>
          <table:table-cell table:style-name="ce3" table:formula="of:=+[.V14]" office:value-type="float" office:value="100.572118040655" calcext:value-type="float">
            <text:p>1.01E+02</text:p>
          </table:table-cell>
          <table:table-cell table:style-name="ce3" table:formula="of:=+[.V23]" office:value-type="float" office:value="47.1507746756485" calcext:value-type="float">
            <text:p>4.72E+01</text:p>
          </table:table-cell>
          <table:table-cell table:style-name="ce3" table:formula="of:=+[.V32]" office:value-type="float" office:value="75.4920962550428" calcext:value-type="float">
            <text:p>7.55E+01</text:p>
          </table:table-cell>
          <table:table-cell table:style-name="ce3" table:formula="of:=+[.V41]" office:value-type="float" office:value="16.4330264517942" calcext:value-type="float">
            <text:p>1.64E+01</text:p>
          </table:table-cell>
          <table:table-cell table:style-name="ce3" table:formula="of:=+[.V48]" office:value-type="float" office:value="47.0315691275087" calcext:value-type="float">
            <text:p>4.70E+01</text:p>
          </table:table-cell>
          <table:table-cell table:number-columns-repeated="18"/>
          <table:table-cell table:style-name="ce3" table:number-columns-repeated="6"/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table:style-name="ce3" table:formula="of:=+[.AD5]" office:value-type="float" office:value="60.6161726069575" calcext:value-type="float">
            <text:p>6.06E+01</text:p>
          </table:table-cell>
          <table:table-cell table:style-name="ce3" table:formula="of:=+[.AD14]" office:value-type="float" office:value="41.345156927859" calcext:value-type="float">
            <text:p>4.13E+01</text:p>
          </table:table-cell>
          <table:table-cell table:style-name="ce3" table:formula="of:=+[.AD23]" office:value-type="float" office:value="55.3301769794685" calcext:value-type="float">
            <text:p>5.53E+01</text:p>
          </table:table-cell>
          <table:table-cell table:style-name="ce3" table:formula="of:=+[.AD32]" office:value-type="float" office:value="42.7803378360744" calcext:value-type="float">
            <text:p>4.28E+01</text:p>
          </table:table-cell>
          <table:table-cell table:style-name="ce3" table:formula="of:=+[.AD41]" office:value-type="float" office:value="14.4630171611625" calcext:value-type="float">
            <text:p>1.45E+01</text:p>
          </table:table-cell>
          <table:table-cell table:style-name="ce3" table:formula="of:=+[.AD48]" office:value-type="float" office:value="55.7470004811944" calcext:value-type="float">
            <text:p>5.57E+01</text:p>
          </table:table-cell>
          <table:table-cell table:number-columns-repeated="18"/>
          <table:table-cell table:style-name="ce3" table:number-columns-repeated="6"/>
          <table:table-cell table:number-columns-repeated="993"/>
        </table:table-row>
        <table:table-row table:style-name="ro1" table:number-rows-repeated="2">
          <table:table-cell table:number-columns-repeated="25"/>
          <table:table-cell table:style-name="ce3" table:number-columns-repeated="6"/>
          <table:table-cell table:number-columns-repeated="993"/>
        </table:table-row>
        <table:table-row table:style-name="ro1" table:number-rows-repeated="90">
          <table:table-cell table:number-columns-repeated="1024"/>
        </table:table-row>
        <table:table-row table:style-name="ro1" table:number-rows-repeated="3">
          <table:table-cell table:number-columns-repeated="9"/>
          <table:table-cell table:style-name="ce3" table:number-columns-repeated="6"/>
          <table:table-cell table:number-columns-repeated="1009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9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1:28:08.705885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8T09:51:07.051223508</dc:date>
    <meta:editing-duration>P2DT1H21M19S</meta:editing-duration>
    <meta:editing-cycles>5</meta:editing-cycles>
    <meta:generator>LibreOffice/7.3.2.2$Linux_X86_64 LibreOffice_project/30$Build-2</meta:generator>
    <meta:document-statistic meta:table-count="1" meta:cell-count="11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1.721cm" svg:y="0.185cm" style:legend-expansion="wide" chart:style-name="ch2"/>
        <chart:plot-area chart:style-name="ch3" table:cell-range-address="q07_1_func_mode2_dep_int_param.A54:q07_1_func_mode2_dep_int_param.G58" chart:data-source-has-labels="row" svg:x="1.331cm" svg:y="1.461cm" svg:width="14.349cm" svg:height="6.378cm">
          <chart:coordinate-region svg:x="2.138cm" svg:y="1.66cm" svg:width="13.21cm" svg:height="5.532cm"/>
          <chart:axis chart:dimension="x" chart:name="primary-x" chart:style-name="ch4">
            <chart:title svg:x="7.429cm" svg:y="8.019cm" chart:style-name="ch5">
              <text:p>Discharge [l/s]</text:p>
            </chart:title>
          </chart:axis>
          <chart:axis chart:dimension="y" chart:name="primary-y" chart:style-name="ch6">
            <chart:title svg:x="0.451cm" svg:y="5.316cm" chart:style-name="ch7">
              <text:p>tau [min]</text:p>
            </chart:title>
            <chart:grid chart:style-name="ch8" chart:class="major"/>
          </chart:axis>
          <chart:series chart:style-name="ch9" chart:values-cell-range-address="q07_1_func_mode2_dep_int_param.B55:q07_1_func_mode2_dep_int_param.B58" chart:label-cell-address="q07_1_func_mode2_dep_int_param.B54:q07_1_func_mode2_dep_int_param.B54" chart:class="chart:scatter">
            <chart:domain table:cell-range-address="q07_1_func_mode2_dep_int_param.A55:q07_1_func_mode2_dep_int_param.A58"/>
            <chart:data-point chart:repeated="4"/>
          </chart:series>
          <chart:series chart:style-name="ch10" chart:values-cell-range-address="q07_1_func_mode2_dep_int_param.C55:q07_1_func_mode2_dep_int_param.C58" chart:label-cell-address="q07_1_func_mode2_dep_int_param.C54:q07_1_func_mode2_dep_int_param.C54" chart:class="chart:scatter">
            <chart:data-point chart:repeated="4"/>
          </chart:series>
          <chart:series chart:style-name="ch11" chart:values-cell-range-address="q07_1_func_mode2_dep_int_param.D55:q07_1_func_mode2_dep_int_param.D58" chart:label-cell-address="q07_1_func_mode2_dep_int_param.D54:q07_1_func_mode2_dep_int_param.D54" chart:class="chart:scatter">
            <chart:data-point chart:repeated="4"/>
          </chart:series>
          <chart:series chart:style-name="ch12" chart:values-cell-range-address="q07_1_func_mode2_dep_int_param.E55:q07_1_func_mode2_dep_int_param.E58" chart:label-cell-address="q07_1_func_mode2_dep_int_param.E54:q07_1_func_mode2_dep_int_param.E54" chart:class="chart:scatter">
            <chart:data-point chart:repeated="4"/>
          </chart:series>
          <chart:series chart:style-name="ch13" chart:values-cell-range-address="q07_1_func_mode2_dep_int_param.F55:q07_1_func_mode2_dep_int_param.F58" chart:label-cell-address="q07_1_func_mode2_dep_int_param.F54:q07_1_func_mode2_dep_int_param.F54" chart:class="chart:scatter">
            <chart:data-point chart:repeated="4"/>
          </chart:series>
          <chart:series chart:style-name="ch14" chart:values-cell-range-address="q07_1_func_mode2_dep_int_param.G55:q07_1_func_mode2_dep_int_param.G58" chart:label-cell-address="q07_1_func_mode2_dep_int_param.G54:q07_1_func_mode2_dep_int_param.G54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p τ [min]</text:p>
                <draw:g>
                  <svg:desc>q07_1_func_mode2_dep_int_param.B54:q07_1_func_mode2_dep_int_param.B54</svg:desc>
                </draw:g>
              </table:table-cell>
              <table:table-cell office:value-type="string">
                <text:p>sco τ [min]</text:p>
                <draw:g>
                  <svg:desc>q07_1_func_mode2_dep_int_param.C54:q07_1_func_mode2_dep_int_param.C54</svg:desc>
                </draw:g>
              </table:table-cell>
              <table:table-cell office:value-type="string">
                <text:p>morphWact τ [min]</text:p>
                <draw:g>
                  <svg:desc>q07_1_func_mode2_dep_int_param.D54:q07_1_func_mode2_dep_int_param.D54</svg:desc>
                </draw:g>
              </table:table-cell>
              <table:table-cell office:value-type="string">
                <text:p>act_T τ [min] (func2)</text:p>
                <draw:g>
                  <svg:desc>q07_1_func_mode2_dep_int_param.E54:q07_1_func_mode2_dep_int_param.E54</svg:desc>
                </draw:g>
              </table:table-cell>
              <table:table-cell office:value-type="string">
                <text:p>act_T τ [min] (func4)</text:p>
                <draw:g>
                  <svg:desc>q07_1_func_mode2_dep_int_param.F54:q07_1_func_mode2_dep_int_param.F54</svg:desc>
                </draw:g>
              </table:table-cell>
              <table:table-cell office:value-type="string">
                <text:p>act_A τ [min]</text:p>
                <draw:g>
                  <svg:desc>q07_1_func_mode2_dep_int_param.G54:q07_1_func_mode2_dep_int_param.G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q07_1_func_mode2_dep_int_param.A55:q07_1_func_mode2_dep_int_param.A58</svg:desc>
                </draw:g>
              </table:table-cell>
              <table:table-cell office:value-type="float" office:value="159.141114861717">
                <text:p>159.141114861717</text:p>
                <draw:g>
                  <svg:desc>q07_1_func_mode2_dep_int_param.B55:q07_1_func_mode2_dep_int_param.B58</svg:desc>
                </draw:g>
              </table:table-cell>
              <table:table-cell office:value-type="float" office:value="215.750924820892">
                <text:p>215.750924820892</text:p>
                <draw:g>
                  <svg:desc>q07_1_func_mode2_dep_int_param.C55:q07_1_func_mode2_dep_int_param.C58</svg:desc>
                </draw:g>
              </table:table-cell>
              <table:table-cell office:value-type="float" office:value="215.548840462995">
                <text:p>215.548840462995</text:p>
                <draw:g>
                  <svg:desc>q07_1_func_mode2_dep_int_param.D55:q07_1_func_mode2_dep_int_param.D58</svg:desc>
                </draw:g>
              </table:table-cell>
              <table:table-cell office:value-type="float" office:value="80.2555365958238">
                <text:p>80.2555365958238</text:p>
                <draw:g>
                  <svg:desc>q07_1_func_mode2_dep_int_param.E55:q07_1_func_mode2_dep_int_param.E58</svg:desc>
                </draw:g>
              </table:table-cell>
              <table:table-cell office:value-type="float" office:value="57.0406784120246">
                <text:p>57.0406784120246</text:p>
                <draw:g>
                  <svg:desc>q07_1_func_mode2_dep_int_param.F55:q07_1_func_mode2_dep_int_param.F58</svg:desc>
                </draw:g>
              </table:table-cell>
              <table:table-cell office:value-type="float" office:value="216.554077883259">
                <text:p>216.554077883259</text:p>
                <draw:g>
                  <svg:desc>q07_1_func_mode2_dep_int_param.G55:q07_1_func_mode2_dep_int_param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4.715881834022">
                <text:p>164.715881834022</text:p>
              </table:table-cell>
              <table:table-cell office:value-type="float" office:value="81.7456029624547">
                <text:p>81.7456029624547</text:p>
              </table:table-cell>
              <table:table-cell office:value-type="float" office:value="112.300020923406">
                <text:p>112.300020923406</text:p>
              </table:table-cell>
              <table:table-cell office:value-type="float" office:value="16.2262348985694">
                <text:p>16.2262348985694</text:p>
              </table:table-cell>
              <table:table-cell office:value-type="float" office:value="17.0667369477955">
                <text:p>17.0667369477955</text:p>
              </table:table-cell>
              <table:table-cell office:value-type="float" office:value="112.047008745876">
                <text:p>112.047008745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44.9651236846581">
                <text:p>44.9651236846581</text:p>
              </table:table-cell>
              <table:table-cell office:value-type="float" office:value="100.572118040655">
                <text:p>100.572118040655</text:p>
              </table:table-cell>
              <table:table-cell office:value-type="float" office:value="47.1507746756485">
                <text:p>47.1507746756485</text:p>
              </table:table-cell>
              <table:table-cell office:value-type="float" office:value="75.4920962550428">
                <text:p>75.4920962550428</text:p>
              </table:table-cell>
              <table:table-cell office:value-type="float" office:value="16.4330264517942">
                <text:p>16.4330264517942</text:p>
              </table:table-cell>
              <table:table-cell office:value-type="float" office:value="47.0315691275087">
                <text:p>47.031569127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0.6161726069575">
                <text:p>60.6161726069575</text:p>
              </table:table-cell>
              <table:table-cell office:value-type="float" office:value="41.345156927859">
                <text:p>41.345156927859</text:p>
              </table:table-cell>
              <table:table-cell office:value-type="float" office:value="55.3301769794685">
                <text:p>55.3301769794685</text:p>
              </table:table-cell>
              <table:table-cell office:value-type="float" office:value="42.7803378360744">
                <text:p>42.7803378360744</text:p>
              </table:table-cell>
              <table:table-cell office:value-type="float" office:value="14.4630171611625">
                <text:p>14.4630171611625</text:p>
              </table:table-cell>
              <table:table-cell office:value-type="float" office:value="55.7470004811944">
                <text:p>55.7470004811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